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1.1717in"/>
    </style:style>
    <style:style style:name="co6" style:family="table-column">
      <style:table-column-properties fo:break-before="auto" style:column-width="1.7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color="#004586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Liberation Sans1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cc0000" fo:font-weight="bold" style:font-weight-asian="bold" style:font-weight-complex="bold"/>
    </style:style>
    <style:style style:name="ce8" style:family="table-cell" style:parent-style-name="Default"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ext-properties style:use-window-font-color="true"/>
    </style:style>
    <style:style style:name="ce1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ext-properties fo:font-size="13pt" style:font-size-asian="13pt" style:font-size-complex="13pt"/>
    </style:style>
    <style:style style:name="ce12" style:family="table-cell" style:parent-style-name="Default">
      <style:text-properties fo:color="#004586" fo:font-weight="bold" style:font-weight-asian="bold" style:font-weight-complex="bold"/>
    </style:style>
    <style:style style:name="T1" style:family="text">
      <style:text-properties style:font-name="Liberation 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14"/>
        </table:table-row>
        <table:table-row table:style-name="ro2">
          <table:table-cell table:style-name="ce1" office:value-type="string" calcext:value-type="string">
            <text:p>Análise da variação do <text:span text:style-name="T1">χ^2 com os limites seleccionados para a região linear</text:span></text:p>
          </table:table-cell>
          <table:table-cell table:number-columns-repeated="9"/>
          <table:table-cell table:style-name="ce3" office:value-type="string" calcext:value-type="string">
            <text:p>Critérios</text:p>
          </table:table-cell>
          <table:table-cell table:style-name="ce11" office:value-type="string" calcext:value-type="string">
            <text:p>- Χ^2/ndf à volta de 1</text:p>
          </table:table-cell>
          <table:table-cell table:number-columns-repeated="2"/>
        </table:table-row>
        <table:table-row table:style-name="ro3">
          <table:table-cell table:number-columns-repeated="11"/>
          <table:table-cell table:style-name="ce11" office:value-type="string" calcext:value-type="string">
            <text:p>- Caso o primeiro critério falhe, o critério são as variações mais bruscas de Χ^2/ndf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4">
          <table:table-cell table:style-name="ce2" office:value-type="string" calcext:value-type="string">
            <text:p>SV3 – Estrutura 4</text:p>
          </table:table-cell>
          <table:table-cell table:number-columns-repeated="13"/>
        </table:table-row>
        <table:table-row table:style-name="ro4">
          <table:table-cell table:style-name="ce3"/>
          <table:table-cell table:number-columns-repeated="13"/>
        </table:table-row>
        <table:table-row table:style-name="ro4">
          <table:table-cell table:style-name="ce3" office:value-type="string" calcext:value-type="string">
            <text:p>Varrimento 1 (→)</text:p>
          </table:table-cell>
          <table:table-cell table:number-columns-repeated="5"/>
          <table:table-cell table:style-name="ce9"/>
          <table:table-cell/>
          <table:table-cell table:style-name="ce3" office:value-type="string" calcext:value-type="string">
            <text:p>Varrimento 2 (←)</text:p>
          </table:table-cell>
          <table:table-cell table:number-columns-repeated="5"/>
        </table:table-row>
        <table:table-row table:style-name="ro5">
          <table:table-cell table:style-name="ce4"/>
          <table:table-cell table:number-columns-repeated="13"/>
        </table:table-row>
        <table:table-row table:style-name="ro3">
          <table:table-cell table:style-name="ce4" office:value-type="string" calcext:value-type="string">
            <text:p>Ecolha do limite inferior</text:p>
          </table:table-cell>
          <table:table-cell table:number-columns-repeated="7"/>
          <table:table-cell table:style-name="ce10" office:value-type="string" calcext:value-type="string">
            <text:p>Ecolha do limite inferior 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  <table:table-cell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office:value-type="float" office:value="13" calcext:value-type="float">
            <text:p>13</text:p>
          </table:table-cell>
          <table:table-cell office:value-type="float" office:value="55.0575" calcext:value-type="float">
            <text:p>55.0575</text:p>
          </table:table-cell>
          <table:table-cell table:style-name="ce7" table:formula="of:=[.C12]/([.B12]+ABS([.A12])-1)" office:value-type="float" office:value="2.50261363636364" calcext:value-type="float">
            <text:p>2.5026136364</text:p>
          </table:table-cell>
          <table:table-cell table:number-columns-repeated="4"/>
          <table:table-cell table:style-name="ce5" office:value-type="float" office:value="-10" calcext:value-type="float">
            <text:p>-10</text:p>
          </table:table-cell>
          <table:table-cell office:value-type="float" office:value="13" calcext:value-type="float">
            <text:p>13</text:p>
          </table:table-cell>
          <table:table-cell office:value-type="float" office:value="27.0027" calcext:value-type="float">
            <text:p>27.0027</text:p>
          </table:table-cell>
          <table:table-cell table:style-name="ce7" table:formula="of:=[.K12]/([.J12]-[.I12]-1)" office:value-type="float" office:value="1.22739545454545" calcext:value-type="float">
            <text:p>1.2273954545</text:p>
          </table:table-cell>
          <table:table-cell table:number-columns-repeated="2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3" calcext:value-type="float">
            <text:p>13</text:p>
          </table:table-cell>
          <table:table-cell office:value-type="float" office:value="36.7063" calcext:value-type="float">
            <text:p>36.7063</text:p>
          </table:table-cell>
          <table:table-cell table:style-name="ce7" table:formula="of:=[.C13]/([.B13]+ABS([.A13])-1)" office:value-type="float" office:value="1.74791904761905" calcext:value-type="float">
            <text:p>1.7479190476</text:p>
          </table:table-cell>
          <table:table-cell table:style-name="ce7" table:formula="of:=[.D13]-[.D12]" office:value-type="float" office:value="-0.754694588744589" calcext:value-type="float">
            <text:p>-0.7546945887</text:p>
          </table:table-cell>
          <table:table-cell table:number-columns-repeated="3"/>
          <table:table-cell office:value-type="float" office:value="-9" calcext:value-type="float">
            <text:p>-9</text:p>
          </table:table-cell>
          <table:table-cell office:value-type="float" office:value="13" calcext:value-type="float">
            <text:p>13</text:p>
          </table:table-cell>
          <table:table-cell office:value-type="float" office:value="26.7466" calcext:value-type="float">
            <text:p>26.7466</text:p>
          </table:table-cell>
          <table:table-cell table:style-name="ce7" table:formula="of:=[.K13]/([.J13]-[.I13]-1)" office:value-type="float" office:value="1.27364761904762" calcext:value-type="float">
            <text:p>1.273647619</text:p>
          </table:table-cell>
          <table:table-cell table:style-name="ce8" table:formula="of:=[.L13]-[.L12]" office:value-type="float" office:value="0.0462521645021645" calcext:value-type="float">
            <text:p>0.0462521645</text:p>
          </table:table-cell>
          <table:table-cell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3" calcext:value-type="float">
            <text:p>13</text:p>
          </table:table-cell>
          <table:table-cell office:value-type="float" office:value="32.4828" calcext:value-type="float">
            <text:p>32.4828</text:p>
          </table:table-cell>
          <table:table-cell table:style-name="ce7" table:formula="of:=[.C14]/([.B14]+ABS([.A14])-1)" office:value-type="float" office:value="1.62414" calcext:value-type="float">
            <text:p>1.62414</text:p>
          </table:table-cell>
          <table:table-cell table:style-name="ce7" table:formula="of:=[.D14]-[.D13]" office:value-type="float" office:value="-0.123779047619048" calcext:value-type="float">
            <text:p>-0.1237790476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13" calcext:value-type="float">
            <text:p>13</text:p>
          </table:table-cell>
          <table:table-cell office:value-type="float" office:value="23.6743" calcext:value-type="float">
            <text:p>23.6743</text:p>
          </table:table-cell>
          <table:table-cell table:style-name="ce7" table:formula="of:=[.K14]/([.J14]-[.I14]-1)" office:value-type="float" office:value="1.183715" calcext:value-type="float">
            <text:p>1.183715</text:p>
          </table:table-cell>
          <table:table-cell table:style-name="ce8" table:formula="of:=[.L14]-[.L13]" office:value-type="float" office:value="-0.0899326190476193" calcext:value-type="float">
            <text:p>-0.089932619</text:p>
          </table:table-cell>
          <table:table-cell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3" calcext:value-type="float">
            <text:p>13</text:p>
          </table:table-cell>
          <table:table-cell office:value-type="float" office:value="31.2596" calcext:value-type="float">
            <text:p>31.2596</text:p>
          </table:table-cell>
          <table:table-cell table:style-name="ce7" table:formula="of:=[.C15]/([.B15]+ABS([.A15])-1)" office:value-type="float" office:value="1.64524210526316" calcext:value-type="float">
            <text:p>1.6452421053</text:p>
          </table:table-cell>
          <table:table-cell table:style-name="ce7" table:formula="of:=[.D15]-[.D14]" office:value-type="float" office:value="0.0211021052631579" calcext:value-type="float">
            <text:p>0.0211021053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office:value-type="float" office:value="13" calcext:value-type="float">
            <text:p>13</text:p>
          </table:table-cell>
          <table:table-cell office:value-type="float" office:value="22.8026" calcext:value-type="float">
            <text:p>22.8026</text:p>
          </table:table-cell>
          <table:table-cell table:style-name="ce7" table:formula="of:=[.K15]/([.J15]-[.I15]-1)" office:value-type="float" office:value="1.20013684210526" calcext:value-type="float">
            <text:p>1.2001368421</text:p>
          </table:table-cell>
          <table:table-cell table:style-name="ce8" table:formula="of:=[.L15]-[.L14]" office:value-type="float" office:value="0.0164218421052633" calcext:value-type="float">
            <text:p>0.0164218421</text:p>
          </table:table-cell>
          <table:table-cell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3" calcext:value-type="float">
            <text:p>13</text:p>
          </table:table-cell>
          <table:table-cell office:value-type="float" office:value="26.2769" calcext:value-type="float">
            <text:p>26.2769</text:p>
          </table:table-cell>
          <table:table-cell table:style-name="ce7" table:formula="of:=[.C16]/([.B16]+ABS([.A16])-1)" office:value-type="float" office:value="1.45982777777778" calcext:value-type="float">
            <text:p>1.4598277778</text:p>
          </table:table-cell>
          <table:table-cell table:style-name="ce7" table:formula="of:=[.D16]-[.D15]" office:value-type="float" office:value="-0.18541432748538" calcext:value-type="float">
            <text:p>-0.1854143275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3" calcext:value-type="float">
            <text:p>13</text:p>
          </table:table-cell>
          <table:table-cell office:value-type="float" office:value="18.3284" calcext:value-type="float">
            <text:p>18.3284</text:p>
          </table:table-cell>
          <table:table-cell table:formula="of:=[.K16]/([.J16]-[.I16]-1)" office:value-type="float" office:value="1.01824444444444" calcext:value-type="float">
            <text:p>1.0182444444</text:p>
          </table:table-cell>
          <table:table-cell table:style-name="ce8" table:formula="of:=[.L16]-[.L15]" office:value-type="float" office:value="-0.181892397660819" calcext:value-type="float">
            <text:p>-0.1818923977</text:p>
          </table:table-cell>
          <table:table-cell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3" calcext:value-type="float">
            <text:p>13</text:p>
          </table:table-cell>
          <table:table-cell office:value-type="float" office:value="23.7944" calcext:value-type="float">
            <text:p>23.7944</text:p>
          </table:table-cell>
          <table:table-cell table:style-name="ce7" table:formula="of:=[.C17]/([.B17]+ABS([.A17])-1)" office:value-type="float" office:value="1.39967058823529" calcext:value-type="float">
            <text:p>1.3996705882</text:p>
          </table:table-cell>
          <table:table-cell table:style-name="ce7" table:formula="of:=[.D17]-[.D16]" office:value-type="float" office:value="-0.0601571895424839" calcext:value-type="float">
            <text:p>-0.0601571895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3" calcext:value-type="float">
            <text:p>13</text:p>
          </table:table-cell>
          <table:table-cell office:value-type="float" office:value="16.5617" calcext:value-type="float">
            <text:p>16.5617</text:p>
          </table:table-cell>
          <table:table-cell table:formula="of:=[.K17]/([.J17]-[.I17]-1)" office:value-type="float" office:value="0.974217647058823" calcext:value-type="float">
            <text:p>0.9742176471</text:p>
          </table:table-cell>
          <table:table-cell table:style-name="ce8" table:formula="of:=[.L17]-[.L16]" office:value-type="float" office:value="-0.0440267973856209" calcext:value-type="float">
            <text:p>-0.0440267974</text:p>
          </table:table-cell>
          <table:table-cell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office:value-type="float" office:value="18.0418" calcext:value-type="float">
            <text:p>18.0418</text:p>
          </table:table-cell>
          <table:table-cell table:style-name="ce7" table:formula="of:=[.C18]/([.B18]+ABS([.A18])-1)" office:value-type="float" office:value="1.1276125" calcext:value-type="float">
            <text:p>1.1276125</text:p>
          </table:table-cell>
          <table:table-cell table:style-name="ce7" table:formula="of:=[.D18]-[.D17]" office:value-type="float" office:value="-0.272058088235294" calcext:value-type="float">
            <text:p>-0.2720580882</text:p>
          </table:table-cell>
          <table:table-cell table:number-columns-repeated="3"/>
          <table:table-cell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office:value-type="float" office:value="11.9905" calcext:value-type="float">
            <text:p>11.9905</text:p>
          </table:table-cell>
          <table:table-cell table:formula="of:=[.K18]/([.J18]-[.I18]-1)" office:value-type="float" office:value="0.74940625" calcext:value-type="float">
            <text:p>0.74940625</text:p>
          </table:table-cell>
          <table:table-cell table:style-name="ce8" table:formula="of:=[.L18]-[.L17]" office:value-type="float" office:value="-0.224811397058823" calcext:value-type="float">
            <text:p>-0.2248113971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14.557" calcext:value-type="float">
            <text:p>14.557</text:p>
          </table:table-cell>
          <table:table-cell table:formula="of:=[.C19]/([.B19]+ABS([.A19])-1)" office:value-type="float" office:value="0.970466666666667" calcext:value-type="float">
            <text:p>0.9704666667</text:p>
          </table:table-cell>
          <table:table-cell table:style-name="ce7" table:formula="of:=[.D19]-[.D18]" office:value-type="float" office:value="-0.157145833333333" calcext:value-type="float">
            <text:p>-0.1571458333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10.2721" calcext:value-type="float">
            <text:p>10.2721</text:p>
          </table:table-cell>
          <table:table-cell table:formula="of:=[.K19]/([.J19]-[.I19]-1)" office:value-type="float" office:value="0.684806666666667" calcext:value-type="float">
            <text:p>0.6848066667</text:p>
          </table:table-cell>
          <table:table-cell table:style-name="ce8" table:formula="of:=[.L19]-[.L18]" office:value-type="float" office:value="-0.0645995833333334" calcext:value-type="float">
            <text:p>-0.0645995833</text:p>
          </table:table-cell>
          <table:table-cell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  <table:table-cell office:value-type="float" office:value="13.665" calcext:value-type="float">
            <text:p>13.665</text:p>
          </table:table-cell>
          <table:table-cell table:formula="of:=[.C20]/([.B20]+ABS([.A20])-1)" office:value-type="float" office:value="0.976071428571428" calcext:value-type="float">
            <text:p>0.9760714286</text:p>
          </table:table-cell>
          <table:table-cell table:style-name="ce8" table:formula="of:=[.D20]-[.D19]" office:value-type="float" office:value="0.00560476190476178" calcext:value-type="float">
            <text:p>0.0056047619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  <table:table-cell office:value-type="float" office:value="10.1844" calcext:value-type="float">
            <text:p>10.1844</text:p>
          </table:table-cell>
          <table:table-cell table:formula="of:=[.K20]/([.J20]-[.I20]-1)" office:value-type="float" office:value="0.727457142857143" calcext:value-type="float">
            <text:p>0.7274571429</text:p>
          </table:table-cell>
          <table:table-cell table:style-name="ce8" table:formula="of:=[.L20]-[.L19]" office:value-type="float" office:value="0.0426504761904762" calcext:value-type="float">
            <text:p>0.0426504762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10.9438" calcext:value-type="float">
            <text:p>10.9438</text:p>
          </table:table-cell>
          <table:table-cell table:formula="of:=[.C21]/([.B21]+ABS([.A21])-1)" office:value-type="float" office:value="0.841830769230769" calcext:value-type="float">
            <text:p>0.8418307692</text:p>
          </table:table-cell>
          <table:table-cell table:style-name="ce8" table:formula="of:=[.D21]-[.D20]" office:value-type="float" office:value="-0.134240659340659" calcext:value-type="float">
            <text:p>-0.1342406593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8.59852" calcext:value-type="float">
            <text:p>8.59852</text:p>
          </table:table-cell>
          <table:table-cell table:formula="of:=[.K21]/([.J21]-[.I21]-1)" office:value-type="float" office:value="0.661424615384615" calcext:value-type="float">
            <text:p>0.6614246154</text:p>
          </table:table-cell>
          <table:table-cell table:style-name="ce8" table:formula="of:=[.L21]-[.L20]" office:value-type="float" office:value="-0.0660325274725275" calcext:value-type="float">
            <text:p>-0.066032527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.657" calcext:value-type="float">
            <text:p>10.657</text:p>
          </table:table-cell>
          <table:table-cell table:formula="of:=[.C22]/([.B22]+ABS([.A22])-1)" office:value-type="float" office:value="0.888083333333333" calcext:value-type="float">
            <text:p>0.8880833333</text:p>
          </table:table-cell>
          <table:table-cell table:style-name="ce8" table:formula="of:=[.D22]-[.D21]" office:value-type="float" office:value="0.0462525641025642" calcext:value-type="float">
            <text:p>0.046252564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.87404" calcext:value-type="float">
            <text:p>6.87404</text:p>
          </table:table-cell>
          <table:table-cell table:formula="of:=[.K22]/([.J22]-[.I22]-1)" office:value-type="float" office:value="0.572836666666667" calcext:value-type="float">
            <text:p>0.5728366667</text:p>
          </table:table-cell>
          <table:table-cell table:style-name="ce8" table:formula="of:=[.L22]-[.L21]" office:value-type="float" office:value="-0.0885879487179487" calcext:value-type="float">
            <text:p>-0.08858794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84125" calcext:value-type="float">
            <text:p>8.84125</text:p>
          </table:table-cell>
          <table:table-cell table:formula="of:=[.C23]/([.B23]+ABS([.A23])-1)" office:value-type="float" office:value="0.680096153846154" calcext:value-type="float">
            <text:p>0.6800961538</text:p>
          </table:table-cell>
          <table:table-cell table:style-name="ce8" table:formula="of:=[.D23]-[.D22]" office:value-type="float" office:value="-0.207987179487179" calcext:value-type="float">
            <text:p>-0.20798717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.87404" calcext:value-type="float">
            <text:p>6.87404</text:p>
          </table:table-cell>
          <table:table-cell table:formula="of:=[.K23]/([.J23]-[.I23]-1)" office:value-type="float" office:value="0.624912727272727" calcext:value-type="float">
            <text:p>0.6249127273</text:p>
          </table:table-cell>
          <table:table-cell table:style-name="ce8" table:formula="of:=[.L23]-[.L22]" office:value-type="float" office:value="0.0520760606060606" calcext:value-type="float">
            <text:p>0.0520760606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6" office:value-type="string" calcext:value-type="string">
            <text:p>Lim. Inferior (Oe)</text:p>
          </table:table-cell>
          <table:table-cell table:style-name="ce6" office:value-type="float" office:value="-3" calcext:value-type="float">
            <text:p>-3</text:p>
          </table:table-cell>
          <table:table-cell table:number-columns-repeated="6"/>
          <table:table-cell table:style-name="ce6" office:value-type="string" calcext:value-type="string">
            <text:p>Lim. Inferior (Oe)</text:p>
          </table:table-cell>
          <table:table-cell table:style-name="ce6"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erro (Oe)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/>
          <table:table-cell table:style-name="ce6" office:value-type="string" calcext:value-type="string">
            <text:p>erro (Oe)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5">
          <table:table-cell table:style-name="ce4" office:value-type="string" calcext:value-type="string">
            <text:p>Ecolha do limite superior </text:p>
          </table:table-cell>
          <table:table-cell table:number-columns-repeated="7"/>
          <table:table-cell table:style-name="ce4" office:value-type="string" calcext:value-type="string">
            <text:p>Ecolha do limite superior 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2" calcext:value-type="float">
            <text:p>12</text:p>
          </table:table-cell>
          <table:table-cell office:value-type="float" office:value="12.9355" calcext:value-type="float">
            <text:p>12.9355</text:p>
          </table:table-cell>
          <table:table-cell table:formula="of:=[.C31]/([.B31]-[.A31]-1)" office:value-type="float" office:value="0.923964285714286" calcext:value-type="float">
            <text:p>0.9239642857</text:p>
          </table:table-cell>
          <table:table-cell table:number-columns-repeated="4"/>
          <table:table-cell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office:value-type="float" office:value="16.1596" calcext:value-type="float">
            <text:p>16.1596</text:p>
          </table:table-cell>
          <table:table-cell table:formula="of:=[.K31]/([.J31]-[.I31]-1)" office:value-type="float" office:value="0.950564705882353" calcext:value-type="float">
            <text:p>0.9505647059</text:p>
          </table:table-cell>
          <table:table-cell table:number-columns-repeated="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14.557" calcext:value-type="float">
            <text:p>14.557</text:p>
          </table:table-cell>
          <table:table-cell table:formula="of:=[.C32]/([.B32]-[.A32]-1)" office:value-type="float" office:value="0.970466666666667" calcext:value-type="float">
            <text:p>0.9704666667</text:p>
          </table:table-cell>
          <table:table-cell table:formula="of:=[.D32]-[.D31]" office:value-type="float" office:value="0.046502380952381" calcext:value-type="float">
            <text:p>0.046502381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3" calcext:value-type="float">
            <text:p>13</text:p>
          </table:table-cell>
          <table:table-cell office:value-type="float" office:value="18.3284" calcext:value-type="float">
            <text:p>18.3284</text:p>
          </table:table-cell>
          <table:table-cell table:formula="of:=[.K32]/([.J32]-[.I32]-1)" office:value-type="float" office:value="1.01824444444444" calcext:value-type="float">
            <text:p>1.0182444444</text:p>
          </table:table-cell>
          <table:table-cell table:formula="of:=[.L32]-[.L31]" office:value-type="float" office:value="0.0676797385620913" calcext:value-type="float">
            <text:p>0.0676797386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14.8457" calcext:value-type="float">
            <text:p>14.8457</text:p>
          </table:table-cell>
          <table:table-cell table:formula="of:=[.C33]/([.B33]-[.A33]-1)" office:value-type="float" office:value="0.92785625" calcext:value-type="float">
            <text:p>0.92785625</text:p>
          </table:table-cell>
          <table:table-cell table:formula="of:=[.D33]-[.D32]" office:value-type="float" office:value="-0.0426104166666666" calcext:value-type="float">
            <text:p>-0.0426104167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4" calcext:value-type="float">
            <text:p>14</text:p>
          </table:table-cell>
          <table:table-cell office:value-type="float" office:value="19.2067" calcext:value-type="float">
            <text:p>19.2067</text:p>
          </table:table-cell>
          <table:table-cell table:formula="of:=[.K33]/([.J33]-[.I33]-1)" office:value-type="float" office:value="1.01087894736842" calcext:value-type="float">
            <text:p>1.0108789474</text:p>
          </table:table-cell>
          <table:table-cell table:formula="of:=[.L33]-[.L32]" office:value-type="float" office:value="-0.00736549707602308" calcext:value-type="float">
            <text:p>-0.0073654971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5" calcext:value-type="float">
            <text:p>15</text:p>
          </table:table-cell>
          <table:table-cell office:value-type="float" office:value="16.6418" calcext:value-type="float">
            <text:p>16.6418</text:p>
          </table:table-cell>
          <table:table-cell table:formula="of:=[.C34]/([.B34]-[.A34]-1)" office:value-type="float" office:value="0.978929411764706" calcext:value-type="float">
            <text:p>0.9789294118</text:p>
          </table:table-cell>
          <table:table-cell table:formula="of:=[.D34]-[.D33]" office:value-type="float" office:value="0.0510731617647058" calcext:value-type="float">
            <text:p>0.0510731618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5" calcext:value-type="float">
            <text:p>15</text:p>
          </table:table-cell>
          <table:table-cell office:value-type="float" office:value="22.9705" calcext:value-type="float">
            <text:p>22.9705</text:p>
          </table:table-cell>
          <table:table-cell table:formula="of:=[.K34]/([.J34]-[.I34]-1)" office:value-type="float" office:value="1.148525" calcext:value-type="float">
            <text:p>1.148525</text:p>
          </table:table-cell>
          <table:table-cell table:formula="of:=[.L34]-[.L33]" office:value-type="float" office:value="0.137646052631579" calcext:value-type="float">
            <text:p>0.1376460526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6" calcext:value-type="float">
            <text:p>16</text:p>
          </table:table-cell>
          <table:table-cell office:value-type="float" office:value="16.6749" calcext:value-type="float">
            <text:p>16.6749</text:p>
          </table:table-cell>
          <table:table-cell table:formula="of:=[.C35]/([.B35]-[.A35]-1)" office:value-type="float" office:value="0.926383333333333" calcext:value-type="float">
            <text:p>0.9263833333</text:p>
          </table:table-cell>
          <table:table-cell table:formula="of:=[.D35]-[.D34]" office:value-type="float" office:value="-0.0525460784313725" calcext:value-type="float">
            <text:p>-0.0525460784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6" calcext:value-type="float">
            <text:p>16</text:p>
          </table:table-cell>
          <table:table-cell office:value-type="float" office:value="23.9106" calcext:value-type="float">
            <text:p>23.9106</text:p>
          </table:table-cell>
          <table:table-cell table:formula="of:=[.K35]/([.J35]-[.I35]-1)" office:value-type="float" office:value="1.1386" calcext:value-type="float">
            <text:p>1.1386</text:p>
          </table:table-cell>
          <table:table-cell table:formula="of:=[.L35]-[.L34]" office:value-type="float" office:value="-0.00992500000000018" calcext:value-type="float">
            <text:p>-0.009925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7" calcext:value-type="float">
            <text:p>17</text:p>
          </table:table-cell>
          <table:table-cell office:value-type="float" office:value="16.9135" calcext:value-type="float">
            <text:p>16.9135</text:p>
          </table:table-cell>
          <table:table-cell table:formula="of:=[.C36]/([.B36]-[.A36]-1)" office:value-type="float" office:value="0.890184210526316" calcext:value-type="float">
            <text:p>0.8901842105</text:p>
          </table:table-cell>
          <table:table-cell table:formula="of:=[.D36]-[.D35]" office:value-type="float" office:value="-0.0361991228070176" calcext:value-type="float">
            <text:p>-0.0361991228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7" calcext:value-type="float">
            <text:p>17</text:p>
          </table:table-cell>
          <table:table-cell office:value-type="float" office:value="26.2286" calcext:value-type="float">
            <text:p>26.2286</text:p>
          </table:table-cell>
          <table:table-cell table:style-name="ce8" table:formula="of:=[.K36]/([.J36]-[.I36]-1)" office:value-type="float" office:value="1.19220909090909" calcext:value-type="float">
            <text:p>1.1922090909</text:p>
          </table:table-cell>
          <table:table-cell table:style-name="ce8" table:formula="of:=[.L36]-[.L35]" office:value-type="float" office:value="0.0536090909090912" calcext:value-type="float">
            <text:p>0.0536090909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8" calcext:value-type="float">
            <text:p>18</text:p>
          </table:table-cell>
          <table:table-cell office:value-type="float" office:value="16.9379" calcext:value-type="float">
            <text:p>16.9379</text:p>
          </table:table-cell>
          <table:table-cell table:formula="of:=[.C37]/([.B37]-[.A37]-1)" office:value-type="float" office:value="0.846895" calcext:value-type="float">
            <text:p>0.846895</text:p>
          </table:table-cell>
          <table:table-cell table:formula="of:=[.D37]-[.D36]" office:value-type="float" office:value="-0.0432892105263157" calcext:value-type="float">
            <text:p>-0.0432892105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 office:value-type="float" office:value="27.323" calcext:value-type="float">
            <text:p>27.323</text:p>
          </table:table-cell>
          <table:table-cell table:style-name="ce8" table:formula="of:=[.K37]/([.J37]-[.I37]-1)" office:value-type="float" office:value="1.18795652173913" calcext:value-type="float">
            <text:p>1.1879565217</text:p>
          </table:table-cell>
          <table:table-cell table:style-name="ce8" table:formula="of:=[.L37]-[.L36]" office:value-type="float" office:value="-0.00425256916996064" calcext:value-type="float">
            <text:p>-0.0042525692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9" calcext:value-type="float">
            <text:p>19</text:p>
          </table:table-cell>
          <table:table-cell office:value-type="float" office:value="17.4678" calcext:value-type="float">
            <text:p>17.4678</text:p>
          </table:table-cell>
          <table:table-cell table:formula="of:=[.C38]/([.B38]-[.A38]-1)" office:value-type="float" office:value="0.8318" calcext:value-type="float">
            <text:p>0.8318</text:p>
          </table:table-cell>
          <table:table-cell table:formula="of:=[.D38]-[.D37]" office:value-type="float" office:value="-0.015095" calcext:value-type="float">
            <text:p>-0.015095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9" calcext:value-type="float">
            <text:p>19</text:p>
          </table:table-cell>
          <table:table-cell office:value-type="float" office:value="27.323" calcext:value-type="float">
            <text:p>27.323</text:p>
          </table:table-cell>
          <table:table-cell table:style-name="ce8" table:formula="of:=[.K38]/([.J38]-[.I38]-1)" office:value-type="float" office:value="1.13845833333333" calcext:value-type="float">
            <text:p>1.1384583333</text:p>
          </table:table-cell>
          <table:table-cell table:style-name="ce8" table:formula="of:=[.L38]-[.L37]" office:value-type="float" office:value="-0.049498188405797" calcext:value-type="float">
            <text:p>-0.0494981884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0" calcext:value-type="float">
            <text:p>20</text:p>
          </table:table-cell>
          <table:table-cell office:value-type="float" office:value="26.1114" calcext:value-type="float">
            <text:p>26.1114</text:p>
          </table:table-cell>
          <table:table-cell table:formula="of:=[.C39]/([.B39]-[.A39]-1)" office:value-type="float" office:value="1.18688181818182" calcext:value-type="float">
            <text:p>1.1868818182</text:p>
          </table:table-cell>
          <table:table-cell table:style-name="ce7" table:formula="of:=[.D39]-[.D38]" office:value-type="float" office:value="0.355081818181818" calcext:value-type="float">
            <text:p>0.3550818182</text:p>
          </table:table-cell>
          <table:table-cell table:style-name="ce6"/>
          <table:table-cell table:number-columns-repeated="2"/>
          <table:table-cell office:value-type="float" office:value="-6" calcext:value-type="float">
            <text:p>-6</text:p>
          </table:table-cell>
          <table:table-cell office:value-type="float" office:value="20" calcext:value-type="float">
            <text:p>20</text:p>
          </table:table-cell>
          <table:table-cell office:value-type="float" office:value="32.001" calcext:value-type="float">
            <text:p>32.001</text:p>
          </table:table-cell>
          <table:table-cell table:style-name="ce7" table:formula="of:=[.K39]/([.J39]-[.I39]-1)" office:value-type="float" office:value="1.28004" calcext:value-type="float">
            <text:p>1.28004</text:p>
          </table:table-cell>
          <table:table-cell table:style-name="ce7" table:formula="of:=[.L39]-[.L38]" office:value-type="float" office:value="0.141581666666667" calcext:value-type="float">
            <text:p>0.1415816667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1" calcext:value-type="float">
            <text:p>21</text:p>
          </table:table-cell>
          <table:table-cell office:value-type="float" office:value="45.4824" calcext:value-type="float">
            <text:p>45.4824</text:p>
          </table:table-cell>
          <table:table-cell table:formula="of:=[.C40]/([.B40]-[.A40]-1)" office:value-type="float" office:value="1.97749565217391" calcext:value-type="float">
            <text:p>1.9774956522</text:p>
          </table:table-cell>
          <table:table-cell table:style-name="ce7" table:formula="of:=[.D40]-[.D39]" office:value-type="float" office:value="0.790613833992095" calcext:value-type="float">
            <text:p>0.790613834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21" calcext:value-type="float">
            <text:p>21</text:p>
          </table:table-cell>
          <table:table-cell office:value-type="float" office:value="44.5195" calcext:value-type="float">
            <text:p>44.5195</text:p>
          </table:table-cell>
          <table:table-cell table:style-name="ce7" table:formula="of:=[.K40]/([.J40]-[.I40]-1)" office:value-type="float" office:value="1.71228846153846" calcext:value-type="float">
            <text:p>1.7122884615</text:p>
          </table:table-cell>
          <table:table-cell table:style-name="ce7" table:formula="of:=[.L40]-[.L39]" office:value-type="float" office:value="0.432248461538462" calcext:value-type="float">
            <text:p>0.4322484615</text:p>
          </table:table-cell>
          <table:table-cell/>
        </table:table-row>
        <table:table-row table:style-name="ro1">
          <table:table-cell table:number-columns-repeated="8"/>
          <table:table-cell office:value-type="float" office:value="-6" calcext:value-type="float">
            <text:p>-6</text:p>
          </table:table-cell>
          <table:table-cell office:value-type="float" office:value="22" calcext:value-type="float">
            <text:p>22</text:p>
          </table:table-cell>
          <table:table-cell office:value-type="float" office:value="81.7637" calcext:value-type="float">
            <text:p>81.7637</text:p>
          </table:table-cell>
          <table:table-cell table:style-name="ce7" table:formula="of:=[.K41]/([.J41]-[.I41]-1)" office:value-type="float" office:value="3.02828518518519" calcext:value-type="float">
            <text:p>3.0282851852</text:p>
          </table:table-cell>
          <table:table-cell table:style-name="ce7" table:formula="of:=[.L41]-[.L40]" office:value-type="float" office:value="1.31599672364672" calcext:value-type="float">
            <text:p>1.3159967236</text:p>
          </table:table-cell>
          <table:table-cell/>
        </table:table-row>
        <table:table-row table:style-name="ro1">
          <table:table-cell table:number-columns-repeated="4"/>
          <table:table-cell table:style-name="ce7"/>
          <table:table-cell table:number-columns-repeated="7"/>
          <table:table-cell table:style-name="ce7"/>
          <table:table-cell/>
        </table:table-row>
        <table:table-row table:style-name="ro1">
          <table:table-cell table:style-name="ce6" office:value-type="string" calcext:value-type="string">
            <text:p>Lim. Superior (Oe)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/>
          <table:table-cell table:style-name="ce7"/>
          <table:table-cell table:number-columns-repeated="3"/>
          <table:table-cell table:style-name="ce6" office:value-type="string" calcext:value-type="string">
            <text:p>Lim. Superior (Oe)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/>
          <table:table-cell table:style-name="ce7"/>
          <table:table-cell/>
        </table:table-row>
        <table:table-row table:style-name="ro1">
          <table:table-cell table:style-name="ce6" office:value-type="string" calcext:value-type="string">
            <text:p>erro (Oe)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3"/>
          <table:table-cell table:style-name="ce6" office:value-type="string" calcext:value-type="string">
            <text:p>erro (Oe)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7"/>
          <table:table-cell/>
        </table:table-row>
        <table:table-row table:style-name="ro1" table:number-rows-repeated="2">
          <table:table-cell table:number-columns-repeated="14"/>
        </table:table-row>
        <table:table-row table:style-name="ro4">
          <table:table-cell table:style-name="ce2" office:value-type="string" calcext:value-type="string">
            <text:p>SV3 – Estrutura 2</text:p>
          </table:table-cell>
          <table:table-cell table:number-columns-repeated="13"/>
        </table:table-row>
        <table:table-row table:style-name="ro4">
          <table:table-cell table:style-name="ce3"/>
          <table:table-cell table:number-columns-repeated="13"/>
        </table:table-row>
        <table:table-row table:style-name="ro4">
          <table:table-cell table:style-name="ce3" office:value-type="string" calcext:value-type="string">
            <text:p>Varrimento 1 (→)</text:p>
          </table:table-cell>
          <table:table-cell table:number-columns-repeated="5"/>
          <table:table-cell table:style-name="ce9"/>
          <table:table-cell/>
          <table:table-cell table:style-name="ce3" office:value-type="string" calcext:value-type="string">
            <text:p>Varrimento 2 (←)</text:p>
          </table:table-cell>
          <table:table-cell table:number-columns-repeated="5"/>
        </table:table-row>
        <table:table-row table:style-name="ro5">
          <table:table-cell table:style-name="ce4"/>
          <table:table-cell table:number-columns-repeated="13"/>
        </table:table-row>
        <table:table-row table:style-name="ro3">
          <table:table-cell table:style-name="ce4" office:value-type="string" calcext:value-type="string">
            <text:p>Ecolha do limite inferior – fixar lim sup, variar lim inf e observar <text:span text:style-name="T1">χ^2</text:span></text:p>
          </table:table-cell>
          <table:table-cell table:number-columns-repeated="7"/>
          <table:table-cell table:style-name="ce10" office:value-type="string" calcext:value-type="string">
            <text:p>Ecolha do limite inferior 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  <table:table-cell/>
        </table:table-row>
        <table:table-row table:style-name="ro1">
          <table:table-cell table:style-name="ce5" office:value-type="float" office:value="-16" calcext:value-type="float">
            <text:p>-16</text:p>
          </table:table-cell>
          <table:table-cell office:value-type="float" office:value="30" calcext:value-type="float">
            <text:p>30</text:p>
          </table:table-cell>
          <table:table-cell office:value-type="float" office:value="257.299" calcext:value-type="float">
            <text:p>257.299</text:p>
          </table:table-cell>
          <table:table-cell table:style-name="ce7" table:formula="of:=[.C54]/([.B54]+ABS([.A54])-1)" office:value-type="float" office:value="5.71775555555556" calcext:value-type="float">
            <text:p>5.7177555556</text:p>
          </table:table-cell>
          <table:table-cell table:number-columns-repeated="4"/>
          <table:table-cell table:style-name="ce5" office:value-type="float" office:value="-16" calcext:value-type="float">
            <text:p>-16</text:p>
          </table:table-cell>
          <table:table-cell office:value-type="float" office:value="30" calcext:value-type="float">
            <text:p>30</text:p>
          </table:table-cell>
          <table:table-cell office:value-type="float" office:value="103.824" calcext:value-type="float">
            <text:p>103.824</text:p>
          </table:table-cell>
          <table:table-cell table:formula="of:=[.K54]/([.J54]-ABS([.I54])-1)" office:value-type="float" office:value="7.98646153846154" calcext:value-type="float">
            <text:p>7.9864615385</text:p>
          </table:table-cell>
          <table:table-cell table:number-columns-repeated="2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30" calcext:value-type="float">
            <text:p>30</text:p>
          </table:table-cell>
          <table:table-cell office:value-type="float" office:value="223.605" calcext:value-type="float">
            <text:p>223.605</text:p>
          </table:table-cell>
          <table:table-cell table:style-name="ce7" table:formula="of:=[.C55]/([.B55]+ABS([.A55])-1)" office:value-type="float" office:value="5.08193181818182" calcext:value-type="float">
            <text:p>5.0819318182</text:p>
          </table:table-cell>
          <table:table-cell table:style-name="ce7" table:formula="of:=[.D55]-[.D54]" office:value-type="float" office:value="-0.635823737373737" calcext:value-type="float">
            <text:p>-0.6358237374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office:value-type="float" office:value="30" calcext:value-type="float">
            <text:p>30</text:p>
          </table:table-cell>
          <table:table-cell office:value-type="float" office:value="94.7914" calcext:value-type="float">
            <text:p>94.7914</text:p>
          </table:table-cell>
          <table:table-cell table:formula="of:=[.K55]/([.J55]-ABS([.I55])-1)" office:value-type="float" office:value="6.77081428571429" calcext:value-type="float">
            <text:p>6.7708142857</text:p>
          </table:table-cell>
          <table:table-cell table:style-name="ce7" table:formula="of:=[.L55]-[.L54]" office:value-type="float" office:value="-1.21564725274725" calcext:value-type="float">
            <text:p>-1.2156472527</text:p>
          </table:table-cell>
          <table:table-cell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30" calcext:value-type="float">
            <text:p>30</text:p>
          </table:table-cell>
          <table:table-cell office:value-type="float" office:value="193.484" calcext:value-type="float">
            <text:p>193.484</text:p>
          </table:table-cell>
          <table:table-cell table:style-name="ce7" table:formula="of:=[.C56]/([.B56]+ABS([.A56])-1)" office:value-type="float" office:value="4.49962790697674" calcext:value-type="float">
            <text:p>4.499627907</text:p>
          </table:table-cell>
          <table:table-cell table:style-name="ce7" table:formula="of:=[.D56]-[.D55]" office:value-type="float" office:value="-0.582303911205074" calcext:value-type="float">
            <text:p>-0.5823039112</text:p>
          </table:table-cell>
          <table:table-cell table:style-name="ce6"/>
          <table:table-cell table:number-columns-repeated="2"/>
          <table:table-cell office:value-type="float" office:value="-14" calcext:value-type="float">
            <text:p>-14</text:p>
          </table:table-cell>
          <table:table-cell office:value-type="float" office:value="30" calcext:value-type="float">
            <text:p>30</text:p>
          </table:table-cell>
          <table:table-cell office:value-type="float" office:value="85.7552" calcext:value-type="float">
            <text:p>85.7552</text:p>
          </table:table-cell>
          <table:table-cell table:formula="of:=[.K56]/([.J56]-ABS([.I56])-1)" office:value-type="float" office:value="5.71701333333333" calcext:value-type="float">
            <text:p>5.7170133333</text:p>
          </table:table-cell>
          <table:table-cell table:style-name="ce7" table:formula="of:=[.L56]-[.L55]" office:value-type="float" office:value="-1.05380095238095" calcext:value-type="float">
            <text:p>-1.0538009524</text:p>
          </table:table-cell>
          <table:table-cell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30" calcext:value-type="float">
            <text:p>30</text:p>
          </table:table-cell>
          <table:table-cell office:value-type="float" office:value="176.062" calcext:value-type="float">
            <text:p>176.062</text:p>
          </table:table-cell>
          <table:table-cell table:style-name="ce7" table:formula="of:=[.C57]/([.B57]+ABS([.A57])-1)" office:value-type="float" office:value="4.19195238095238" calcext:value-type="float">
            <text:p>4.191952381</text:p>
          </table:table-cell>
          <table:table-cell table:style-name="ce7" table:formula="of:=[.D57]-[.D56]" office:value-type="float" office:value="-0.307675526024363" calcext:value-type="float">
            <text:p>-0.307675526</text:p>
          </table:table-cell>
          <table:table-cell table:style-name="ce6"/>
          <table:table-cell table:number-columns-repeated="2"/>
          <table:table-cell office:value-type="float" office:value="-13" calcext:value-type="float">
            <text:p>-13</text:p>
          </table:table-cell>
          <table:table-cell office:value-type="float" office:value="30" calcext:value-type="float">
            <text:p>30</text:p>
          </table:table-cell>
          <table:table-cell office:value-type="float" office:value="82.2735" calcext:value-type="float">
            <text:p>82.2735</text:p>
          </table:table-cell>
          <table:table-cell table:formula="of:=[.K57]/([.J57]-ABS([.I57])-1)" office:value-type="float" office:value="5.14209375" calcext:value-type="float">
            <text:p>5.14209375</text:p>
          </table:table-cell>
          <table:table-cell table:style-name="ce7" table:formula="of:=[.L57]-[.L56]" office:value-type="float" office:value="-0.574919583333333" calcext:value-type="float">
            <text:p>-0.5749195833</text:p>
          </table:table-cell>
          <table:table-cell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0" calcext:value-type="float">
            <text:p>30</text:p>
          </table:table-cell>
          <table:table-cell office:value-type="float" office:value="157.458" calcext:value-type="float">
            <text:p>157.458</text:p>
          </table:table-cell>
          <table:table-cell table:style-name="ce7" table:formula="of:=[.C58]/([.B58]+ABS([.A58])-1)" office:value-type="float" office:value="3.84043902439024" calcext:value-type="float">
            <text:p>3.8404390244</text:p>
          </table:table-cell>
          <table:table-cell table:style-name="ce7" table:formula="of:=[.D58]-[.D57]" office:value-type="float" office:value="-0.351513356562137" calcext:value-type="float">
            <text:p>-0.3515133566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30" calcext:value-type="float">
            <text:p>30</text:p>
          </table:table-cell>
          <table:table-cell office:value-type="float" office:value="79.1857" calcext:value-type="float">
            <text:p>79.1857</text:p>
          </table:table-cell>
          <table:table-cell table:formula="of:=[.K58]/([.J58]-ABS([.I58])-1)" office:value-type="float" office:value="4.65798235294118" calcext:value-type="float">
            <text:p>4.6579823529</text:p>
          </table:table-cell>
          <table:table-cell table:style-name="ce7" table:formula="of:=[.L58]-[.L57]" office:value-type="float" office:value="-0.484111397058824" calcext:value-type="float">
            <text:p>-0.4841113971</text:p>
          </table:table-cell>
          <table:table-cell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0" calcext:value-type="float">
            <text:p>30</text:p>
          </table:table-cell>
          <table:table-cell office:value-type="float" office:value="143.498" calcext:value-type="float">
            <text:p>143.498</text:p>
          </table:table-cell>
          <table:table-cell table:style-name="ce7" table:formula="of:=[.C59]/([.B59]+ABS([.A59])-1)" office:value-type="float" office:value="3.58745" calcext:value-type="float">
            <text:p>3.58745</text:p>
          </table:table-cell>
          <table:table-cell table:style-name="ce7" table:formula="of:=[.D59]-[.D58]" office:value-type="float" office:value="-0.252989024390244" calcext:value-type="float">
            <text:p>-0.2529890244</text:p>
          </table:table-cell>
          <table:table-cell table:number-columns-repeated="3"/>
          <table:table-cell office:value-type="float" office:value="-11" calcext:value-type="float">
            <text:p>-11</text:p>
          </table:table-cell>
          <table:table-cell office:value-type="float" office:value="30" calcext:value-type="float">
            <text:p>30</text:p>
          </table:table-cell>
          <table:table-cell office:value-type="float" office:value="78.1083" calcext:value-type="float">
            <text:p>78.1083</text:p>
          </table:table-cell>
          <table:table-cell table:formula="of:=[.K59]/([.J59]-ABS([.I59])-1)" office:value-type="float" office:value="4.33935" calcext:value-type="float">
            <text:p>4.33935</text:p>
          </table:table-cell>
          <table:table-cell table:style-name="ce7" table:formula="of:=[.L59]-[.L58]" office:value-type="float" office:value="-0.318632352941177" calcext:value-type="float">
            <text:p>-0.3186323529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31.445" calcext:value-type="float">
            <text:p>131.445</text:p>
          </table:table-cell>
          <table:table-cell table:style-name="ce8" table:formula="of:=[.C60]/([.B60]+ABS([.A60])-1)" office:value-type="float" office:value="3.37038461538462" calcext:value-type="float">
            <text:p>3.3703846154</text:p>
          </table:table-cell>
          <table:table-cell table:style-name="ce7" table:formula="of:=[.D60]-[.D59]" office:value-type="float" office:value="-0.217065384615384" calcext:value-type="float">
            <text:p>-0.2170653846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77.1166" calcext:value-type="float">
            <text:p>77.1166</text:p>
          </table:table-cell>
          <table:table-cell table:formula="of:=[.K60]/([.J60]-ABS([.I60])-1)" office:value-type="float" office:value="4.05876842105263" calcext:value-type="float">
            <text:p>4.0587684211</text:p>
          </table:table-cell>
          <table:table-cell table:style-name="ce7" table:formula="of:=[.L60]-[.L59]" office:value-type="float" office:value="-0.280581578947368" calcext:value-type="float">
            <text:p>-0.2805815789</text:p>
          </table:table-cell>
          <table:table-cell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25.62" calcext:value-type="float">
            <text:p>125.62</text:p>
          </table:table-cell>
          <table:table-cell table:style-name="ce8" table:formula="of:=[.C61]/([.B61]+ABS([.A61])-1)" office:value-type="float" office:value="3.30578947368421" calcext:value-type="float">
            <text:p>3.3057894737</text:p>
          </table:table-cell>
          <table:table-cell table:style-name="ce8" table:formula="of:=[.D61]-[.D60]" office:value-type="float" office:value="-0.0645951417004045" calcext:value-type="float">
            <text:p>-0.0645951417</text:p>
          </table:table-cell>
          <table:table-cell table:number-columns-repeated="3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76.9211" calcext:value-type="float">
            <text:p>76.9211</text:p>
          </table:table-cell>
          <table:table-cell table:formula="of:=[.K61]/([.J61]-ABS([.I61])-1)" office:value-type="float" office:value="3.846055" calcext:value-type="float">
            <text:p>3.846055</text:p>
          </table:table-cell>
          <table:table-cell table:style-name="ce8" table:formula="of:=[.L61]-[.L60]" office:value-type="float" office:value="-0.212713421052632" calcext:value-type="float">
            <text:p>-0.2127134211</text:p>
          </table:table-cell>
          <table:table-cell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21.044" calcext:value-type="float">
            <text:p>121.044</text:p>
          </table:table-cell>
          <table:table-cell table:formula="of:=[.C62]/([.B62]+ABS([.A62])-1)" office:value-type="float" office:value="3.27145945945946" calcext:value-type="float">
            <text:p>3.2714594595</text:p>
          </table:table-cell>
          <table:table-cell table:style-name="ce8" table:formula="of:=[.D62]-[.D61]" office:value-type="float" office:value="-0.0343300142247513" calcext:value-type="float">
            <text:p>-0.0343300142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76.7184" calcext:value-type="float">
            <text:p>76.7184</text:p>
          </table:table-cell>
          <table:table-cell table:formula="of:=[.K62]/([.J62]-ABS([.I62])-1)" office:value-type="float" office:value="3.65325714285714" calcext:value-type="float">
            <text:p>3.6532571429</text:p>
          </table:table-cell>
          <table:table-cell table:style-name="ce8" table:formula="of:=[.L62]-[.L61]" office:value-type="float" office:value="-0.192797857142857" calcext:value-type="float">
            <text:p>-0.1927978571</text:p>
          </table:table-cell>
          <table:table-cell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20.2" calcext:value-type="float">
            <text:p>120.2</text:p>
          </table:table-cell>
          <table:table-cell table:formula="of:=[.C63]/([.B63]+ABS([.A63])-1)" office:value-type="float" office:value="3.33888888888889" calcext:value-type="float">
            <text:p>3.3388888889</text:p>
          </table:table-cell>
          <table:table-cell table:style-name="ce8" table:formula="of:=[.D63]-[.D62]" office:value-type="float" office:value="0.0674294294294295" calcext:value-type="float">
            <text:p>0.0674294294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76.6621" calcext:value-type="float">
            <text:p>76.6621</text:p>
          </table:table-cell>
          <table:table-cell table:formula="of:=[.K63]/([.J63]-ABS([.I63])-1)" office:value-type="float" office:value="3.48464090909091" calcext:value-type="float">
            <text:p>3.4846409091</text:p>
          </table:table-cell>
          <table:table-cell table:style-name="ce8" table:formula="of:=[.L63]-[.L62]" office:value-type="float" office:value="-0.168616233766234" calcext:value-type="float">
            <text:p>-0.1686162338</text:p>
          </table:table-cell>
          <table:table-cell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9.892" calcext:value-type="float">
            <text:p>119.892</text:p>
          </table:table-cell>
          <table:table-cell table:formula="of:=[.C64]/([.B64]+ABS([.A64])-1)" office:value-type="float" office:value="3.42548571428571" calcext:value-type="float">
            <text:p>3.4254857143</text:p>
          </table:table-cell>
          <table:table-cell table:style-name="ce8" table:formula="of:=[.D64]-[.D63]" office:value-type="float" office:value="0.0865968253968252" calcext:value-type="float">
            <text:p>0.0865968254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76.178" calcext:value-type="float">
            <text:p>76.178</text:p>
          </table:table-cell>
          <table:table-cell table:formula="of:=[.K64]/([.J64]-ABS([.I64])-1)" office:value-type="float" office:value="3.31208695652174" calcext:value-type="float">
            <text:p>3.3120869565</text:p>
          </table:table-cell>
          <table:table-cell table:style-name="ce8" table:formula="of:=[.L64]-[.L63]" office:value-type="float" office:value="-0.17255395256917" calcext:value-type="float">
            <text:p>-0.1725539526</text:p>
          </table:table-cell>
          <table:table-cell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19.438" calcext:value-type="float">
            <text:p>119.438</text:p>
          </table:table-cell>
          <table:table-cell table:formula="of:=[.C65]/([.B65]+ABS([.A65])-1)" office:value-type="float" office:value="3.51288235294118" calcext:value-type="float">
            <text:p>3.5128823529</text:p>
          </table:table-cell>
          <table:table-cell table:style-name="ce8" table:formula="of:=[.D65]-[.D64]" office:value-type="float" office:value="0.0873966386554623" calcext:value-type="float">
            <text:p>0.0873966387</text:p>
          </table:table-cell>
          <table:table-cell table:style-name="ce6"/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76.1684" calcext:value-type="float">
            <text:p>76.1684</text:p>
          </table:table-cell>
          <table:table-cell table:formula="of:=[.K65]/([.J65]-ABS([.I65])-1)" office:value-type="float" office:value="3.17368333333333" calcext:value-type="float">
            <text:p>3.1736833333</text:p>
          </table:table-cell>
          <table:table-cell table:style-name="ce8" table:formula="of:=[.L65]-[.L64]" office:value-type="float" office:value="-0.138403623188406" calcext:value-type="float">
            <text:p>-0.1384036232</text:p>
          </table:table-cell>
          <table:table-cell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19.2" calcext:value-type="float">
            <text:p>119.2</text:p>
          </table:table-cell>
          <table:table-cell table:formula="of:=[.C66]/([.B66]+ABS([.A66])-1)" office:value-type="float" office:value="3.61212121212121" calcext:value-type="float">
            <text:p>3.6121212121</text:p>
          </table:table-cell>
          <table:table-cell table:style-name="ce8" table:formula="of:=[.D66]-[.D65]" office:value-type="float" office:value="0.0992388591800357" calcext:value-type="float">
            <text:p>0.0992388592</text:p>
          </table:table-cell>
          <table:table-cell table:number-columns-repeated="3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76.0881" calcext:value-type="float">
            <text:p>76.0881</text:p>
          </table:table-cell>
          <table:table-cell table:formula="of:=[.K66]/([.J66]-ABS([.I66])-1)" office:value-type="float" office:value="3.043524" calcext:value-type="float">
            <text:p>3.043524</text:p>
          </table:table-cell>
          <table:table-cell table:style-name="ce8" table:formula="of:=[.L66]-[.L65]" office:value-type="float" office:value="-0.130159333333334" calcext:value-type="float">
            <text:p>-0.1301593333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6" office:value-type="string" calcext:value-type="string">
            <text:p>Lim. Inferior (Oe)</text:p>
          </table:table-cell>
          <table:table-cell table:style-name="ce6" office:value-type="float" office:value="-10" calcext:value-type="float">
            <text:p>-10</text:p>
          </table:table-cell>
          <table:table-cell table:number-columns-repeated="6"/>
          <table:table-cell table:style-name="ce6" office:value-type="string" calcext:value-type="string">
            <text:p>Lim. Inferior (Oe)</text:p>
          </table:table-cell>
          <table:table-cell table:style-name="ce6"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erro (Oe)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/>
          <table:table-cell table:style-name="ce6" office:value-type="string" calcext:value-type="string">
            <text:p>erro (Oe)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6">
          <table:table-cell table:style-name="ce4" office:value-type="string" calcext:value-type="string">
            <text:p>Ecolha do limite superior – fixar lim inf obtido, variar lim sup e observar <text:span text:style-name="T1">χ^2</text:span></text:p>
          </table:table-cell>
          <table:table-cell table:number-columns-repeated="7"/>
          <table:table-cell table:style-name="ce4" office:value-type="string" calcext:value-type="string">
            <text:p>Ecolha do limite superior 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2" calcext:value-type="float">
            <text:p>32</text:p>
          </table:table-cell>
          <table:table-cell office:value-type="float" office:value="166.584" calcext:value-type="float">
            <text:p>166.584</text:p>
          </table:table-cell>
          <table:table-cell table:style-name="ce8" table:formula="of:=[.C74]/([.B74]-[.A74]-1)" office:value-type="float" office:value="4.0630243902439" calcext:value-type="float">
            <text:p>4.0630243902</text:p>
          </table:table-cell>
          <table:table-cell table:number-columns-repeated="4"/>
          <table:table-cell office:value-type="float" office:value="-10" calcext:value-type="float">
            <text:p>-10</text:p>
          </table:table-cell>
          <table:table-cell office:value-type="float" office:value="32" calcext:value-type="float">
            <text:p>32</text:p>
          </table:table-cell>
          <table:table-cell office:value-type="float" office:value="107.55" calcext:value-type="float">
            <text:p>107.55</text:p>
          </table:table-cell>
          <table:table-cell table:formula="of:=[.K74]/([.J74]-[.I74]-1)" office:value-type="float" office:value="2.62317073170732" calcext:value-type="float">
            <text:p>2.6231707317</text:p>
          </table:table-cell>
          <table:table-cell table:number-columns-repeated="2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3" calcext:value-type="float">
            <text:p>33</text:p>
          </table:table-cell>
          <table:table-cell office:value-type="float" office:value="186.106" calcext:value-type="float">
            <text:p>186.106</text:p>
          </table:table-cell>
          <table:table-cell table:style-name="ce8" table:formula="of:=[.C75]/([.B75]-[.A75]-1)" office:value-type="float" office:value="4.43109523809524" calcext:value-type="float">
            <text:p>4.4310952381</text:p>
          </table:table-cell>
          <table:table-cell table:formula="of:=[.D75]-[.D74]" office:value-type="float" office:value="0.368070847851335" calcext:value-type="float">
            <text:p>0.3680708479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33" calcext:value-type="float">
            <text:p>33</text:p>
          </table:table-cell>
          <table:table-cell office:value-type="float" office:value="124.521" calcext:value-type="float">
            <text:p>124.521</text:p>
          </table:table-cell>
          <table:table-cell table:formula="of:=[.K75]/([.J75]-[.I75]-1)" office:value-type="float" office:value="2.96478571428571" calcext:value-type="float">
            <text:p>2.9647857143</text:p>
          </table:table-cell>
          <table:table-cell table:formula="of:=[.L75]-[.L74]" office:value-type="float" office:value="0.341614982578397" calcext:value-type="float">
            <text:p>0.3416149826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4" calcext:value-type="float">
            <text:p>34</text:p>
          </table:table-cell>
          <table:table-cell office:value-type="float" office:value="203.73" calcext:value-type="float">
            <text:p>203.73</text:p>
          </table:table-cell>
          <table:table-cell table:style-name="ce8" table:formula="of:=[.C76]/([.B76]-[.A76]-1)" office:value-type="float" office:value="4.73790697674419" calcext:value-type="float">
            <text:p>4.7379069767</text:p>
          </table:table-cell>
          <table:table-cell table:formula="of:=[.D76]-[.D75]" office:value-type="float" office:value="0.306811738648948" calcext:value-type="float">
            <text:p>0.3068117386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34" calcext:value-type="float">
            <text:p>34</text:p>
          </table:table-cell>
          <table:table-cell office:value-type="float" office:value="137.011" calcext:value-type="float">
            <text:p>137.011</text:p>
          </table:table-cell>
          <table:table-cell table:formula="of:=[.K76]/([.J76]-[.I76]-1)" office:value-type="float" office:value="3.1863023255814" calcext:value-type="float">
            <text:p>3.1863023256</text:p>
          </table:table-cell>
          <table:table-cell table:formula="of:=[.L76]-[.L75]" office:value-type="float" office:value="0.221516611295681" calcext:value-type="float">
            <text:p>0.2215166113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5" calcext:value-type="float">
            <text:p>35</text:p>
          </table:table-cell>
          <table:table-cell office:value-type="float" office:value="226.814" calcext:value-type="float">
            <text:p>226.814</text:p>
          </table:table-cell>
          <table:table-cell table:style-name="ce8" table:formula="of:=[.C77]/([.B77]-[.A77]-1)" office:value-type="float" office:value="5.15486363636364" calcext:value-type="float">
            <text:p>5.1548636364</text:p>
          </table:table-cell>
          <table:table-cell table:formula="of:=[.D77]-[.D76]" office:value-type="float" office:value="0.416956659619451" calcext:value-type="float">
            <text:p>0.4169566596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35" calcext:value-type="float">
            <text:p>35</text:p>
          </table:table-cell>
          <table:table-cell office:value-type="float" office:value="153.17" calcext:value-type="float">
            <text:p>153.17</text:p>
          </table:table-cell>
          <table:table-cell table:formula="of:=[.K77]/([.J77]-[.I77]-1)" office:value-type="float" office:value="3.48113636363636" calcext:value-type="float">
            <text:p>3.4811363636</text:p>
          </table:table-cell>
          <table:table-cell table:formula="of:=[.L77]-[.L76]" office:value-type="float" office:value="0.294834038054968" calcext:value-type="float">
            <text:p>0.2948340381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6" calcext:value-type="float">
            <text:p>36</text:p>
          </table:table-cell>
          <table:table-cell office:value-type="float" office:value="244.576" calcext:value-type="float">
            <text:p>244.576</text:p>
          </table:table-cell>
          <table:table-cell table:style-name="ce8" table:formula="of:=[.C78]/([.B78]-[.A78]-1)" office:value-type="float" office:value="5.43502222222222" calcext:value-type="float">
            <text:p>5.4350222222</text:p>
          </table:table-cell>
          <table:table-cell table:style-name="ce8" table:formula="of:=[.D78]-[.D77]" office:value-type="float" office:value="0.280158585858586" calcext:value-type="float">
            <text:p>0.2801585859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36" calcext:value-type="float">
            <text:p>36</text:p>
          </table:table-cell>
          <table:table-cell office:value-type="float" office:value="168.691" calcext:value-type="float">
            <text:p>168.691</text:p>
          </table:table-cell>
          <table:table-cell table:formula="of:=[.K78]/([.J78]-[.I78]-1)" office:value-type="float" office:value="3.74868888888889" calcext:value-type="float">
            <text:p>3.7486888889</text:p>
          </table:table-cell>
          <table:table-cell table:formula="of:=[.L78]-[.L77]" office:value-type="float" office:value="0.267552525252525" calcext:value-type="float">
            <text:p>0.2675525253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7" calcext:value-type="float">
            <text:p>37</text:p>
          </table:table-cell>
          <table:table-cell office:value-type="float" office:value="266.42" calcext:value-type="float">
            <text:p>266.42</text:p>
          </table:table-cell>
          <table:table-cell table:style-name="ce8" table:formula="of:=[.C79]/([.B79]-[.A79]-1)" office:value-type="float" office:value="5.79173913043478" calcext:value-type="float">
            <text:p>5.7917391304</text:p>
          </table:table-cell>
          <table:table-cell table:style-name="ce8" table:formula="of:=[.D79]-[.D78]" office:value-type="float" office:value="0.356716908212561" calcext:value-type="float">
            <text:p>0.3567169082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37" calcext:value-type="float">
            <text:p>37</text:p>
          </table:table-cell>
          <table:table-cell office:value-type="float" office:value="186.573" calcext:value-type="float">
            <text:p>186.573</text:p>
          </table:table-cell>
          <table:table-cell table:style-name="ce8" table:formula="of:=[.K79]/([.J79]-[.I79]-1)" office:value-type="float" office:value="4.0559347826087" calcext:value-type="float">
            <text:p>4.0559347826</text:p>
          </table:table-cell>
          <table:table-cell table:formula="of:=[.L79]-[.L78]" office:value-type="float" office:value="0.307245893719807" calcext:value-type="float">
            <text:p>0.3072458937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8" calcext:value-type="float">
            <text:p>38</text:p>
          </table:table-cell>
          <table:table-cell office:value-type="float" office:value="287.482" calcext:value-type="float">
            <text:p>287.482</text:p>
          </table:table-cell>
          <table:table-cell table:style-name="ce8" table:formula="of:=[.C80]/([.B80]-[.A80]-1)" office:value-type="float" office:value="6.11663829787234" calcext:value-type="float">
            <text:p>6.1166382979</text:p>
          </table:table-cell>
          <table:table-cell table:style-name="ce8" table:formula="of:=[.D80]-[.D79]" office:value-type="float" office:value="0.324899167437558" calcext:value-type="float">
            <text:p>0.3248991674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38" calcext:value-type="float">
            <text:p>38</text:p>
          </table:table-cell>
          <table:table-cell office:value-type="float" office:value="200.694" calcext:value-type="float">
            <text:p>200.694</text:p>
          </table:table-cell>
          <table:table-cell table:style-name="ce8" table:formula="of:=[.K80]/([.J80]-[.I80]-1)" office:value-type="float" office:value="4.27008510638298" calcext:value-type="float">
            <text:p>4.2700851064</text:p>
          </table:table-cell>
          <table:table-cell table:formula="of:=[.L80]-[.L79]" office:value-type="float" office:value="0.214150323774283" calcext:value-type="float">
            <text:p>0.2141503238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9" calcext:value-type="float">
            <text:p>39</text:p>
          </table:table-cell>
          <table:table-cell office:value-type="float" office:value="314.378" calcext:value-type="float">
            <text:p>314.378</text:p>
          </table:table-cell>
          <table:table-cell table:style-name="ce8" table:formula="of:=[.C81]/([.B81]-[.A81]-1)" office:value-type="float" office:value="6.54954166666667" calcext:value-type="float">
            <text:p>6.5495416667</text:p>
          </table:table-cell>
          <table:table-cell table:style-name="ce8" table:formula="of:=[.D81]-[.D80]" office:value-type="float" office:value="0.432903368794325" calcext:value-type="float">
            <text:p>0.4329033688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39" calcext:value-type="float">
            <text:p>39</text:p>
          </table:table-cell>
          <table:table-cell office:value-type="float" office:value="221.668" calcext:value-type="float">
            <text:p>221.668</text:p>
          </table:table-cell>
          <table:table-cell table:style-name="ce8" table:formula="of:=[.K81]/([.J81]-[.I81]-1)" office:value-type="float" office:value="4.61808333333333" calcext:value-type="float">
            <text:p>4.6180833333</text:p>
          </table:table-cell>
          <table:table-cell table:formula="of:=[.L81]-[.L80]" office:value-type="float" office:value="0.347998226950355" calcext:value-type="float">
            <text:p>0.347998227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0" calcext:value-type="float">
            <text:p>40</text:p>
          </table:table-cell>
          <table:table-cell office:value-type="float" office:value="337.35" calcext:value-type="float">
            <text:p>337.35</text:p>
          </table:table-cell>
          <table:table-cell table:style-name="ce8" table:formula="of:=[.C82]/([.B82]-[.A82]-1)" office:value-type="float" office:value="6.88469387755102" calcext:value-type="float">
            <text:p>6.8846938776</text:p>
          </table:table-cell>
          <table:table-cell table:style-name="ce8" table:formula="of:=[.D82]-[.D81]" office:value-type="float" office:value="0.335152210884354" calcext:value-type="float">
            <text:p>0.3351522109</text:p>
          </table:table-cell>
          <table:table-cell table:style-name="ce6"/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40" calcext:value-type="float">
            <text:p>40</text:p>
          </table:table-cell>
          <table:table-cell office:value-type="float" office:value="239.138" calcext:value-type="float">
            <text:p>239.138</text:p>
          </table:table-cell>
          <table:table-cell table:style-name="ce8" table:formula="of:=[.K82]/([.J82]-[.I82]-1)" office:value-type="float" office:value="4.88036734693878" calcext:value-type="float">
            <text:p>4.8803673469</text:p>
          </table:table-cell>
          <table:table-cell table:formula="of:=[.L82]-[.L81]" office:value-type="float" office:value="0.262284013605442" calcext:value-type="float">
            <text:p>0.2622840136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1" calcext:value-type="float">
            <text:p>41</text:p>
          </table:table-cell>
          <table:table-cell office:value-type="float" office:value="372.262" calcext:value-type="float">
            <text:p>372.262</text:p>
          </table:table-cell>
          <table:table-cell table:style-name="ce8" table:formula="of:=[.C83]/([.B83]-[.A83]-1)" office:value-type="float" office:value="7.44524" calcext:value-type="float">
            <text:p>7.44524</text:p>
          </table:table-cell>
          <table:table-cell table:style-name="ce7" table:formula="of:=[.D83]-[.D82]" office:value-type="float" office:value="0.560546122448979" calcext:value-type="float">
            <text:p>0.5605461224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41" calcext:value-type="float">
            <text:p>41</text:p>
          </table:table-cell>
          <table:table-cell office:value-type="float" office:value="266.279" calcext:value-type="float">
            <text:p>266.279</text:p>
          </table:table-cell>
          <table:table-cell table:style-name="ce8" table:formula="of:=[.K83]/([.J83]-[.I83]-1)" office:value-type="float" office:value="5.32558" calcext:value-type="float">
            <text:p>5.32558</text:p>
          </table:table-cell>
          <table:table-cell table:style-name="ce7" table:formula="of:=[.L83]-[.L82]" office:value-type="float" office:value="0.445212653061224" calcext:value-type="float">
            <text:p>0.4452126531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2" calcext:value-type="float">
            <text:p>42</text:p>
          </table:table-cell>
          <table:table-cell office:value-type="float" office:value="413.187" calcext:value-type="float">
            <text:p>413.187</text:p>
          </table:table-cell>
          <table:table-cell table:style-name="ce8" table:formula="of:=[.C84]/([.B84]-[.A84]-1)" office:value-type="float" office:value="8.10170588235294" calcext:value-type="float">
            <text:p>8.1017058824</text:p>
          </table:table-cell>
          <table:table-cell table:style-name="ce7" table:formula="of:=[.D84]-[.D83]" office:value-type="float" office:value="0.656465882352942" calcext:value-type="float">
            <text:p>0.6564658824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42" calcext:value-type="float">
            <text:p>42</text:p>
          </table:table-cell>
          <table:table-cell office:value-type="float" office:value="301.452" calcext:value-type="float">
            <text:p>301.452</text:p>
          </table:table-cell>
          <table:table-cell table:style-name="ce8" table:formula="of:=[.K84]/([.J84]-[.I84]-1)" office:value-type="float" office:value="5.91082352941177" calcext:value-type="float">
            <text:p>5.9108235294</text:p>
          </table:table-cell>
          <table:table-cell table:style-name="ce7" table:formula="of:=[.L84]-[.L83]" office:value-type="float" office:value="0.585243529411765" calcext:value-type="float">
            <text:p>0.5852435294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3" calcext:value-type="float">
            <text:p>43</text:p>
          </table:table-cell>
          <table:table-cell office:value-type="float" office:value="468.83" calcext:value-type="float">
            <text:p>468.83</text:p>
          </table:table-cell>
          <table:table-cell table:style-name="ce8" table:formula="of:=[.C85]/([.B85]-[.A85]-1)" office:value-type="float" office:value="9.01596153846154" calcext:value-type="float">
            <text:p>9.0159615385</text:p>
          </table:table-cell>
          <table:table-cell table:style-name="ce7" table:formula="of:=[.D85]-[.D84]" office:value-type="float" office:value="0.914255656108596" calcext:value-type="float">
            <text:p>0.9142556561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43" calcext:value-type="float">
            <text:p>43</text:p>
          </table:table-cell>
          <table:table-cell office:value-type="float" office:value="341.387" calcext:value-type="float">
            <text:p>341.387</text:p>
          </table:table-cell>
          <table:table-cell table:style-name="ce8" table:formula="of:=[.K85]/([.J85]-[.I85]-1)" office:value-type="float" office:value="6.56513461538462" calcext:value-type="float">
            <text:p>6.5651346154</text:p>
          </table:table-cell>
          <table:table-cell table:style-name="ce7" table:formula="of:=[.L85]-[.L84]" office:value-type="float" office:value="0.654311085972851" calcext:value-type="float">
            <text:p>0.654311086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4" calcext:value-type="float">
            <text:p>44</text:p>
          </table:table-cell>
          <table:table-cell office:value-type="float" office:value="547.703" calcext:value-type="float">
            <text:p>547.703</text:p>
          </table:table-cell>
          <table:table-cell table:style-name="ce8" table:formula="of:=[.C86]/([.B86]-[.A86]-1)" office:value-type="float" office:value="10.3340188679245" calcext:value-type="float">
            <text:p>10.3340188679</text:p>
          </table:table-cell>
          <table:table-cell table:style-name="ce7" table:formula="of:=[.D86]-[.D85]" office:value-type="float" office:value="1.31805732946299" calcext:value-type="float">
            <text:p>1.3180573295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44" calcext:value-type="float">
            <text:p>44</text:p>
          </table:table-cell>
          <table:table-cell office:value-type="float" office:value="404.245" calcext:value-type="float">
            <text:p>404.245</text:p>
          </table:table-cell>
          <table:table-cell table:style-name="ce8" table:formula="of:=[.K86]/([.J86]-[.I86]-1)" office:value-type="float" office:value="7.6272641509434" calcext:value-type="float">
            <text:p>7.6272641509</text:p>
          </table:table-cell>
          <table:table-cell table:style-name="ce7" table:formula="of:=[.L86]-[.L85]" office:value-type="float" office:value="1.06212953555878" calcext:value-type="float">
            <text:p>1.0621295356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ce7"/>
          <table:table-cell table:number-columns-repeated="7"/>
          <table:table-cell table:style-name="ce7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6" office:value-type="string" calcext:value-type="string">
            <text:p>Lim. Superior (Oe)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6"/>
          <table:table-cell table:style-name="ce6" office:value-type="string" calcext:value-type="string">
            <text:p>Lim. Superior (Oe)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erro (Oe)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/>
          <table:table-cell table:style-name="ce6" office:value-type="string" calcext:value-type="string">
            <text:p>erro (Oe)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4">
          <table:table-cell table:style-name="ce2" office:value-type="string" calcext:value-type="string">
            <text:p>SV4 – Estrutura B</text:p>
          </table:table-cell>
          <table:table-cell table:number-columns-repeated="13"/>
        </table:table-row>
        <table:table-row table:style-name="ro4">
          <table:table-cell table:style-name="ce3"/>
          <table:table-cell table:number-columns-repeated="13"/>
        </table:table-row>
        <table:table-row table:style-name="ro4">
          <table:table-cell table:style-name="ce3" office:value-type="string" calcext:value-type="string">
            <text:p>Varrimento 1 (→)</text:p>
          </table:table-cell>
          <table:table-cell table:number-columns-repeated="5"/>
          <table:table-cell table:style-name="ce9"/>
          <table:table-cell/>
          <table:table-cell table:style-name="ce3" office:value-type="string" calcext:value-type="string">
            <text:p>Varrimento 2 (←)</text:p>
          </table:table-cell>
          <table:table-cell table:number-columns-repeated="5"/>
        </table:table-row>
        <table:table-row table:style-name="ro5">
          <table:table-cell table:style-name="ce4"/>
          <table:table-cell table:number-columns-repeated="13"/>
        </table:table-row>
        <table:table-row table:style-name="ro3">
          <table:table-cell table:style-name="ce4" office:value-type="string" calcext:value-type="string">
            <text:p>Ecolha do limite inferior</text:p>
          </table:table-cell>
          <table:table-cell table:number-columns-repeated="7"/>
          <table:table-cell table:style-name="ce10" office:value-type="string" calcext:value-type="string">
            <text:p>Ecolha do limite inferior 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  <table:table-cell/>
        </table:table-row>
        <table:table-row table:style-name="ro1">
          <table:table-cell table:style-name="ce5" office:value-type="float" office:value="-7" calcext:value-type="float">
            <text:p>-7</text:p>
          </table:table-cell>
          <table:table-cell office:value-type="float" office:value="12" calcext:value-type="float">
            <text:p>12</text:p>
          </table:table-cell>
          <table:table-cell office:value-type="float" office:value="302.884" calcext:value-type="float">
            <text:p>302.884</text:p>
          </table:table-cell>
          <table:table-cell table:style-name="ce7" table:formula="of:=[.C100]/([.B100]-[.A100]-1)" office:value-type="float" office:value="16.8268888888889" calcext:value-type="float">
            <text:p>16.8268888889</text:p>
          </table:table-cell>
          <table:table-cell table:number-columns-repeated="4"/>
          <table:table-cell table:style-name="ce5"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office:value-type="float" office:value="71.8111" calcext:value-type="float">
            <text:p>71.8111</text:p>
          </table:table-cell>
          <table:table-cell table:style-name="ce7" table:formula="of:=[.K100]/([.J100]-ABS([.I100])-1)" office:value-type="float" office:value="14.36222" calcext:value-type="float">
            <text:p>14.36222</text:p>
          </table:table-cell>
          <table:table-cell table:number-columns-repeated="2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office:value-type="float" office:value="164.44" calcext:value-type="float">
            <text:p>164.44</text:p>
          </table:table-cell>
          <table:table-cell table:style-name="ce7" table:formula="of:=[.C101]/([.B101]-[.A101]-1)" office:value-type="float" office:value="9.67294117647059" calcext:value-type="float">
            <text:p>9.6729411765</text:p>
          </table:table-cell>
          <table:table-cell table:style-name="ce8" table:formula="of:=[.D101]-[.D100]" office:value-type="float" office:value="-7.1539477124183" calcext:value-type="float">
            <text:p>-7.1539477124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2" calcext:value-type="float">
            <text:p>12</text:p>
          </table:table-cell>
          <table:table-cell office:value-type="float" office:value="44.0221" calcext:value-type="float">
            <text:p>44.0221</text:p>
          </table:table-cell>
          <table:table-cell table:style-name="ce7" table:formula="of:=[.K101]/([.J101]-ABS([.I101])-1)" office:value-type="float" office:value="7.33701666666667" calcext:value-type="float">
            <text:p>7.3370166667</text:p>
          </table:table-cell>
          <table:table-cell table:style-name="ce8" table:formula="of:=[.L101]-[.L100]" office:value-type="float" office:value="-7.02520333333333" calcext:value-type="float">
            <text:p>-7.0252033333</text:p>
          </table:table-cell>
          <table:table-cell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2" calcext:value-type="float">
            <text:p>12</text:p>
          </table:table-cell>
          <table:table-cell office:value-type="float" office:value="84.1932" calcext:value-type="float">
            <text:p>84.1932</text:p>
          </table:table-cell>
          <table:table-cell table:style-name="ce7" table:formula="of:=[.C102]/([.B102]-[.A102]-1)" office:value-type="float" office:value="5.262075" calcext:value-type="float">
            <text:p>5.262075</text:p>
          </table:table-cell>
          <table:table-cell table:style-name="ce8" table:formula="of:=[.D102]-[.D101]" office:value-type="float" office:value="-4.41086617647059" calcext:value-type="float">
            <text:p>-4.4108661765</text:p>
          </table:table-cell>
          <table:table-cell table:style-name="ce6"/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float" office:value="28.3242" calcext:value-type="float">
            <text:p>28.3242</text:p>
          </table:table-cell>
          <table:table-cell table:style-name="ce7" table:formula="of:=[.K102]/([.J102]-ABS([.I102])-1)" office:value-type="float" office:value="4.04631428571429" calcext:value-type="float">
            <text:p>4.0463142857</text:p>
          </table:table-cell>
          <table:table-cell table:style-name="ce8" table:formula="of:=[.L102]-[.L101]" office:value-type="float" office:value="-3.29070238095238" calcext:value-type="float">
            <text:p>-3.290702381</text:p>
          </table:table-cell>
          <table:table-cell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float" office:value="40.6909" calcext:value-type="float">
            <text:p>40.6909</text:p>
          </table:table-cell>
          <table:table-cell table:style-name="ce7" table:formula="of:=[.C103]/([.B103]-[.A103]-1)" office:value-type="float" office:value="2.71272666666667" calcext:value-type="float">
            <text:p>2.7127266667</text:p>
          </table:table-cell>
          <table:table-cell table:style-name="ce8" table:formula="of:=[.D103]-[.D102]" office:value-type="float" office:value="-2.54934833333333" calcext:value-type="float">
            <text:p>-2.5493483333</text:p>
          </table:table-cell>
          <table:table-cell table:style-name="ce6"/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12" calcext:value-type="float">
            <text:p>12</text:p>
          </table:table-cell>
          <table:table-cell office:value-type="float" office:value="25.6287" calcext:value-type="float">
            <text:p>25.6287</text:p>
          </table:table-cell>
          <table:table-cell table:style-name="ce7" table:formula="of:=[.K103]/([.J103]-ABS([.I103])-1)" office:value-type="float" office:value="3.2035875" calcext:value-type="float">
            <text:p>3.2035875</text:p>
          </table:table-cell>
          <table:table-cell table:style-name="ce8" table:formula="of:=[.L103]-[.L102]" office:value-type="float" office:value="-0.842726785714286" calcext:value-type="float">
            <text:p>-0.8427267857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2" calcext:value-type="float">
            <text:p>12</text:p>
          </table:table-cell>
          <table:table-cell office:value-type="float" office:value="29.913" calcext:value-type="float">
            <text:p>29.913</text:p>
          </table:table-cell>
          <table:table-cell table:style-name="ce7" table:formula="of:=[.C104]/([.B104]-[.A104]-1)" office:value-type="float" office:value="2.13664285714286" calcext:value-type="float">
            <text:p>2.1366428571</text:p>
          </table:table-cell>
          <table:table-cell table:style-name="ce8" table:formula="of:=[.D104]-[.D103]" office:value-type="float" office:value="-0.576083809523809" calcext:value-type="float">
            <text:p>-0.5760838095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24.1339" calcext:value-type="float">
            <text:p>24.1339</text:p>
          </table:table-cell>
          <table:table-cell table:style-name="ce7" table:formula="of:=[.K104]/([.J104]-ABS([.I104])-1)" office:value-type="float" office:value="2.68154444444444" calcext:value-type="float">
            <text:p>2.6815444444</text:p>
          </table:table-cell>
          <table:table-cell table:style-name="ce8" table:formula="of:=[.L104]-[.L103]" office:value-type="float" office:value="-0.522043055555555" calcext:value-type="float">
            <text:p>-0.5220430556</text:p>
          </table:table-cell>
          <table:table-cell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29.2709" calcext:value-type="float">
            <text:p>29.2709</text:p>
          </table:table-cell>
          <table:table-cell table:style-name="ce7" table:formula="of:=[.C105]/([.B105]-[.A105]-1)" office:value-type="float" office:value="2.25160769230769" calcext:value-type="float">
            <text:p>2.2516076923</text:p>
          </table:table-cell>
          <table:table-cell table:style-name="ce8" table:formula="of:=[.D105]-[.D104]" office:value-type="float" office:value="0.114964835164835" calcext:value-type="float">
            <text:p>0.1149648352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22.4568" calcext:value-type="float">
            <text:p>22.4568</text:p>
          </table:table-cell>
          <table:table-cell table:style-name="ce7" table:formula="of:=[.K105]/([.J105]-ABS([.I105])-1)" office:value-type="float" office:value="2.24568" calcext:value-type="float">
            <text:p>2.24568</text:p>
          </table:table-cell>
          <table:table-cell table:style-name="ce8" table:formula="of:=[.L105]-[.L104]" office:value-type="float" office:value="-0.435864444444444" calcext:value-type="float">
            <text:p>-0.4358644444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25.5438" calcext:value-type="float">
            <text:p>25.5438</text:p>
          </table:table-cell>
          <table:table-cell table:style-name="ce7" table:formula="of:=[.C106]/([.B106]-[.A106]-1)" office:value-type="float" office:value="2.12865" calcext:value-type="float">
            <text:p>2.12865</text:p>
          </table:table-cell>
          <table:table-cell table:style-name="ce8" table:formula="of:=[.D106]-[.D105]" office:value-type="float" office:value="-0.122957692307693" calcext:value-type="float">
            <text:p>-0.12295769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.6137" calcext:value-type="float">
            <text:p>16.6137</text:p>
          </table:table-cell>
          <table:table-cell table:style-name="ce8" table:formula="of:=[.K106]/([.J106]-ABS([.I106])-1)" office:value-type="float" office:value="1.51033636363636" calcext:value-type="float">
            <text:p>1.5103363636</text:p>
          </table:table-cell>
          <table:table-cell table:style-name="ce8" table:formula="of:=[.L106]-[.L105]" office:value-type="float" office:value="-0.735343636363636" calcext:value-type="float">
            <text:p>-0.735343636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.6873" calcext:value-type="float">
            <text:p>20.6873</text:p>
          </table:table-cell>
          <table:table-cell table:style-name="ce7" table:formula="of:=[.C107]/([.B107]+[.A107]-1)" office:value-type="float" office:value="1.88066363636364" calcext:value-type="float">
            <text:p>1.8806636364</text:p>
          </table:table-cell>
          <table:table-cell table:style-name="ce8" table:formula="of:=[.D107]-[.D106]" office:value-type="float" office:value="-0.247986363636363" calcext:value-type="float">
            <text:p>-0.247986363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.6137" calcext:value-type="float">
            <text:p>16.6137</text:p>
          </table:table-cell>
          <table:table-cell table:style-name="ce8" table:formula="of:=[.K107]/([.J107]-ABS([.I107])-1)" office:value-type="float" office:value="1.66137" calcext:value-type="float">
            <text:p>1.66137</text:p>
          </table:table-cell>
          <table:table-cell table:style-name="ce8" table:formula="of:=[.L107]-[.L106]" office:value-type="float" office:value="0.151033636363636" calcext:value-type="float">
            <text:p>0.15103363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.6873" calcext:value-type="float">
            <text:p>20.6873</text:p>
          </table:table-cell>
          <table:table-cell table:style-name="ce7" table:formula="of:=[.C108]/([.B108]+[.A108]-1)" office:value-type="float" office:value="1.72394166666667" calcext:value-type="float">
            <text:p>1.7239416667</text:p>
          </table:table-cell>
          <table:table-cell table:style-name="ce8" table:formula="of:=[.D108]-[.D107]" office:value-type="float" office:value="-0.15672196969697" calcext:value-type="float">
            <text:p>-0.156721969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.6874" calcext:value-type="float">
            <text:p>14.6874</text:p>
          </table:table-cell>
          <table:table-cell table:style-name="ce8" table:formula="of:=[.K108]/([.J108]-ABS([.I108])-1)" office:value-type="float" office:value="1.63193333333333" calcext:value-type="float">
            <text:p>1.6319333333</text:p>
          </table:table-cell>
          <table:table-cell table:style-name="ce8" table:formula="of:=[.L108]-[.L107]" office:value-type="float" office:value="-0.0294366666666668" calcext:value-type="float">
            <text:p>-0.029436666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.87923" calcext:value-type="float">
            <text:p>9.87923</text:p>
          </table:table-cell>
          <table:table-cell table:formula="of:=[.C109]/([.B109]+[.A109]-1)" office:value-type="float" office:value="0.759940769230769" calcext:value-type="float">
            <text:p>0.7599407692</text:p>
          </table:table-cell>
          <table:table-cell table:style-name="ce8" table:formula="of:=[.D109]-[.D108]" office:value-type="float" office:value="-0.964000897435897" calcext:value-type="float">
            <text:p>-0.964000897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.8876" calcext:value-type="float">
            <text:p>13.8876</text:p>
          </table:table-cell>
          <table:table-cell table:style-name="ce12" table:formula="of:=[.K109]/([.J109]-ABS([.I109])-1)" office:value-type="float" office:value="1.73595" calcext:value-type="float">
            <text:p>1.73595</text:p>
          </table:table-cell>
          <table:table-cell table:style-name="ce8" table:formula="of:=[.L109]-[.L108]" office:value-type="float" office:value="0.104016666666667" calcext:value-type="float">
            <text:p>0.1040166667</text:p>
          </table:table-cell>
          <table:table-cell table:style-name="ce12" office:value-type="string" calcext:value-type="string">
            <text:p>notar no gráfico que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.28643" calcext:value-type="float">
            <text:p>5.28643</text:p>
          </table:table-cell>
          <table:table-cell table:formula="of:=[.C110]/([.B110]+[.A110]-1)" office:value-type="float" office:value="0.377602142857143" calcext:value-type="float">
            <text:p>0.3776021429</text:p>
          </table:table-cell>
          <table:table-cell table:style-name="ce8" table:formula="of:=[.D110]-[.D109]" office:value-type="float" office:value="-0.382338626373626" calcext:value-type="float">
            <text:p>-0.382338626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.23562" calcext:value-type="float">
            <text:p>8.23562</text:p>
          </table:table-cell>
          <table:table-cell table:formula="of:=[.K110]/([.J110]-ABS([.I110])-1)" office:value-type="float" office:value="1.17651714285714" calcext:value-type="float">
            <text:p>1.1765171429</text:p>
          </table:table-cell>
          <table:table-cell table:style-name="ce8" table:formula="of:=[.L110]-[.L109]" office:value-type="float" office:value="-0.559432857142857" calcext:value-type="float">
            <text:p>-0.5594328571</text:p>
          </table:table-cell>
          <table:table-cell table:style-name="ce12" office:value-type="string" calcext:value-type="string">
            <text:p>esta flutuação não é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.23481" calcext:value-type="float">
            <text:p>5.23481</text:p>
          </table:table-cell>
          <table:table-cell table:formula="of:=[.C111]/([.B111]+[.A111]-1)" office:value-type="float" office:value="0.348987333333333" calcext:value-type="float">
            <text:p>0.3489873333</text:p>
          </table:table-cell>
          <table:table-cell table:style-name="ce8" table:formula="of:=[.D111]-[.D110]" office:value-type="float" office:value="-0.0286148095238095" calcext:value-type="float">
            <text:p>-0.0286148095</text:p>
          </table:table-cell>
          <table:table-cell table:style-name="ce6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.14578" calcext:value-type="float">
            <text:p>8.14578</text:p>
          </table:table-cell>
          <table:table-cell table:formula="of:=[.K111]/([.J111]-ABS([.I111])-1)" office:value-type="float" office:value="1.35763" calcext:value-type="float">
            <text:p>1.35763</text:p>
          </table:table-cell>
          <table:table-cell table:style-name="ce8" table:formula="of:=[.L111]-[.L110]" office:value-type="float" office:value="0.181112857142857" calcext:value-type="float">
            <text:p>0.1811128571</text:p>
          </table:table-cell>
          <table:table-cell table:style-name="ce12" office:value-type="string" calcext:value-type="string">
            <text:p>da saturação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.15563" calcext:value-type="float">
            <text:p>3.15563</text:p>
          </table:table-cell>
          <table:table-cell table:formula="of:=[.C112]/([.B112]+[.A112]-1)" office:value-type="float" office:value="0.197226875" calcext:value-type="float">
            <text:p>0.197226875</text:p>
          </table:table-cell>
          <table:table-cell table:style-name="ce8" table:formula="of:=[.D112]-[.D111]" office:value-type="float" office:value="-0.151760458333333" calcext:value-type="float">
            <text:p>-0.151760458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.11623" calcext:value-type="float">
            <text:p>6.11623</text:p>
          </table:table-cell>
          <table:table-cell table:formula="of:=[.K112]/([.J112]-ABS([.I112])-1)" office:value-type="float" office:value="1.223246" calcext:value-type="float">
            <text:p>1.223246</text:p>
          </table:table-cell>
          <table:table-cell table:style-name="ce8" table:formula="of:=[.L112]-[.L111]" office:value-type="float" office:value="-0.134384" calcext:value-type="float">
            <text:p>-0.134384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6" office:value-type="string" calcext:value-type="string">
            <text:p>Lim. Inferior (Oe)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6"/>
          <table:table-cell table:style-name="ce6" office:value-type="string" calcext:value-type="string">
            <text:p>Lim. Inferior (Oe)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erro (Oe)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/>
          <table:table-cell table:style-name="ce6" office:value-type="string" calcext:value-type="string">
            <text:p>erro (Oe)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5">
          <table:table-cell table:style-name="ce4" office:value-type="string" calcext:value-type="string">
            <text:p>Ecolha do limite superior </text:p>
          </table:table-cell>
          <table:table-cell table:number-columns-repeated="7"/>
          <table:table-cell table:style-name="ce4" office:value-type="string" calcext:value-type="string">
            <text:p>Ecolha do limite superior 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.7956" calcext:value-type="float">
            <text:p>5.7956</text:p>
          </table:table-cell>
          <table:table-cell table:formula="of:=[.C120]/([.B120]-[.A120]-1)" office:value-type="float" office:value="1.15912" calcext:value-type="float">
            <text:p>1.1591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.86884" calcext:value-type="float">
            <text:p>1.86884</text:p>
          </table:table-cell>
          <table:table-cell table:formula="of:=[.K120]/([.J120]-[.I120]-1)" office:value-type="float" office:value="0.622946666666667" calcext:value-type="float">
            <text:p>0.622946666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.5423" calcext:value-type="float">
            <text:p>7.5423</text:p>
          </table:table-cell>
          <table:table-cell table:formula="of:=[.C121]/([.B121]-[.A121]-1)" office:value-type="float" office:value="1.25705" calcext:value-type="float">
            <text:p>1.25705</text:p>
          </table:table-cell>
          <table:table-cell table:formula="of:=[.D121]-[.D120]" office:value-type="float" office:value="0.0979299999999999" calcext:value-type="float">
            <text:p>0.0979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.92912" calcext:value-type="float">
            <text:p>1.92912</text:p>
          </table:table-cell>
          <table:table-cell table:formula="of:=[.K121]/([.J121]-[.I121]-1)" office:value-type="float" office:value="0.48228" calcext:value-type="float">
            <text:p>0.48228</text:p>
          </table:table-cell>
          <table:table-cell table:formula="of:=[.L121]-[.L120]" office:value-type="float" office:value="-0.140666666666667" calcext:value-type="float">
            <text:p>-0.140666666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.78297" calcext:value-type="float">
            <text:p>8.78297</text:p>
          </table:table-cell>
          <table:table-cell table:formula="of:=[.C122]/([.B122]-[.A122]-1)" office:value-type="float" office:value="1.25471" calcext:value-type="float">
            <text:p>1.25471</text:p>
          </table:table-cell>
          <table:table-cell table:formula="of:=[.D122]-[.D121]" office:value-type="float" office:value="-0.00234000000000001" calcext:value-type="float">
            <text:p>-0.0023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.93505" calcext:value-type="float">
            <text:p>1.93505</text:p>
          </table:table-cell>
          <table:table-cell table:formula="of:=[.K122]/([.J122]-[.I122]-1)" office:value-type="float" office:value="0.38701" calcext:value-type="float">
            <text:p>0.38701</text:p>
          </table:table-cell>
          <table:table-cell table:formula="of:=[.L122]-[.L121]" office:value-type="float" office:value="-0.0952700000000001" calcext:value-type="float">
            <text:p>-0.095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.78935" calcext:value-type="float">
            <text:p>8.78935</text:p>
          </table:table-cell>
          <table:table-cell table:formula="of:=[.C123]/([.B123]-[.A123]-1)" office:value-type="float" office:value="1.09866875" calcext:value-type="float">
            <text:p>1.09866875</text:p>
          </table:table-cell>
          <table:table-cell table:formula="of:=[.D123]-[.D122]" office:value-type="float" office:value="-0.15604125" calcext:value-type="float">
            <text:p>-0.156041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.31853" calcext:value-type="float">
            <text:p>3.31853</text:p>
          </table:table-cell>
          <table:table-cell table:formula="of:=[.K123]/([.J123]-[.I123]-1)" office:value-type="float" office:value="0.553088333333333" calcext:value-type="float">
            <text:p>0.5530883333</text:p>
          </table:table-cell>
          <table:table-cell table:formula="of:=[.L123]-[.L122]" office:value-type="float" office:value="0.166078333333333" calcext:value-type="float">
            <text:p>0.16607833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.87923" calcext:value-type="float">
            <text:p>9.87923</text:p>
          </table:table-cell>
          <table:table-cell table:formula="of:=[.C124]/([.B124]-[.A124]-1)" office:value-type="float" office:value="1.09769222222222" calcext:value-type="float">
            <text:p>1.0976922222</text:p>
          </table:table-cell>
          <table:table-cell table:formula="of:=[.D124]-[.D123]" office:value-type="float" office:value="-0.000976527777777791" calcext:value-type="float">
            <text:p>-0.000976527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.23562" calcext:value-type="float">
            <text:p>8.23562</text:p>
          </table:table-cell>
          <table:table-cell table:formula="of:=[.K124]/([.J124]-[.I124]-1)" office:value-type="float" office:value="1.17651714285714" calcext:value-type="float">
            <text:p>1.1765171429</text:p>
          </table:table-cell>
          <table:table-cell table:formula="of:=[.L124]-[.L123]" office:value-type="float" office:value="0.62342880952381" calcext:value-type="float">
            <text:p>0.623428809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.7876" calcext:value-type="float">
            <text:p>10.7876</text:p>
          </table:table-cell>
          <table:table-cell table:formula="of:=[.C125]/([.B125]-[.A125]-1)" office:value-type="float" office:value="1.07876" calcext:value-type="float">
            <text:p>1.07876</text:p>
          </table:table-cell>
          <table:table-cell table:formula="of:=[.D125]-[.D124]" office:value-type="float" office:value="-0.0189322222222224" calcext:value-type="float">
            <text:p>-0.01893222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.1416" calcext:value-type="float">
            <text:p>10.1416</text:p>
          </table:table-cell>
          <table:table-cell table:formula="of:=[.K125]/([.J125]-[.I125]-1)" office:value-type="float" office:value="1.2677" calcext:value-type="float">
            <text:p>1.2677</text:p>
          </table:table-cell>
          <table:table-cell table:formula="of:=[.L125]-[.L124]" office:value-type="float" office:value="0.091182857142857" calcext:value-type="float">
            <text:p>0.091182857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.4954" calcext:value-type="float">
            <text:p>12.4954</text:p>
          </table:table-cell>
          <table:table-cell table:formula="of:=[.C126]/([.B126]-[.A126]-1)" office:value-type="float" office:value="1.13594545454545" calcext:value-type="float">
            <text:p>1.1359454545</text:p>
          </table:table-cell>
          <table:table-cell table:formula="of:=[.D126]-[.D125]" office:value-type="float" office:value="0.0571854545454547" calcext:value-type="float">
            <text:p>0.057185454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7.2281" calcext:value-type="float">
            <text:p>17.2281</text:p>
          </table:table-cell>
          <table:table-cell table:style-name="ce7" table:formula="of:=[.K126]/([.J126]-[.I126]-1)" office:value-type="float" office:value="1.91423333333333" calcext:value-type="float">
            <text:p>1.9142333333</text:p>
          </table:table-cell>
          <table:table-cell table:formula="of:=[.L126]-[.L125]" office:value-type="float" office:value="0.646533333333333" calcext:value-type="float">
            <text:p>0.64653333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5.3514" calcext:value-type="float">
            <text:p>15.3514</text:p>
          </table:table-cell>
          <table:table-cell table:formula="of:=[.C127]/([.B127]-[.A127]-1)" office:value-type="float" office:value="1.27928333333333" calcext:value-type="float">
            <text:p>1.2792833333</text:p>
          </table:table-cell>
          <table:table-cell table:style-name="ce7" table:formula="of:=[.D127]-[.D126]" office:value-type="float" office:value="0.143337878787879" calcext:value-type="float">
            <text:p>0.143337878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2.518" calcext:value-type="float">
            <text:p>22.518</text:p>
          </table:table-cell>
          <table:table-cell table:style-name="ce7" table:formula="of:=[.K127]/([.J127]-[.I127]-1)" office:value-type="float" office:value="2.2518" calcext:value-type="float">
            <text:p>2.2518</text:p>
          </table:table-cell>
          <table:table-cell table:formula="of:=[.L127]-[.L126]" office:value-type="float" office:value="0.337566666666667" calcext:value-type="float">
            <text:p>0.337566666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3.7446" calcext:value-type="float">
            <text:p>23.7446</text:p>
          </table:table-cell>
          <table:table-cell table:formula="of:=[.C128]/([.B128]-[.A128]-1)" office:value-type="float" office:value="1.82650769230769" calcext:value-type="float">
            <text:p>1.8265076923</text:p>
          </table:table-cell>
          <table:table-cell table:style-name="ce7" table:formula="of:=[.D128]-[.D127]" office:value-type="float" office:value="0.547224358974359" calcext:value-type="float">
            <text:p>0.547224359</text:p>
          </table:table-cell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3.7994" calcext:value-type="float">
            <text:p>33.7994</text:p>
          </table:table-cell>
          <table:table-cell table:style-name="ce7" table:formula="of:=[.K128]/([.J128]-[.I128]-1)" office:value-type="float" office:value="3.07267272727273" calcext:value-type="float">
            <text:p>3.0726727273</text:p>
          </table:table-cell>
          <table:table-cell table:formula="of:=[.L128]-[.L127]" office:value-type="float" office:value="0.820872727272727" calcext:value-type="float">
            <text:p>0.820872727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7.115" calcext:value-type="float">
            <text:p>27.115</text:p>
          </table:table-cell>
          <table:table-cell table:formula="of:=[.C129]/([.B129]-[.A129]-1)" office:value-type="float" office:value="1.93678571428571" calcext:value-type="float">
            <text:p>1.9367857143</text:p>
          </table:table-cell>
          <table:table-cell table:style-name="ce7" table:formula="of:=[.D129]-[.D128]" office:value-type="float" office:value="0.110278021978022" calcext:value-type="float">
            <text:p>0.1102780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1.668" calcext:value-type="float">
            <text:p>41.668</text:p>
          </table:table-cell>
          <table:table-cell table:style-name="ce7" table:formula="of:=[.K129]/([.J129]-[.I129]-1)" office:value-type="float" office:value="3.47233333333333" calcext:value-type="float">
            <text:p>3.4723333333</text:p>
          </table:table-cell>
          <table:table-cell table:formula="of:=[.L129]-[.L128]" office:value-type="float" office:value="0.399660606060606" calcext:value-type="float">
            <text:p>0.3996606061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6" office:value-type="string" calcext:value-type="string">
            <text:p>Lim. Superior (Oe)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/>
          <table:table-cell table:style-name="ce7"/>
          <table:table-cell table:number-columns-repeated="3"/>
          <table:table-cell table:style-name="ce6" office:value-type="string" calcext:value-type="string">
            <text:p>Lim. Superior (Oe)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/>
          <table:table-cell table:style-name="ce7"/>
          <table:table-cell/>
        </table:table-row>
        <table:table-row table:style-name="ro1">
          <table:table-cell table:style-name="ce6" office:value-type="string" calcext:value-type="string">
            <text:p>erro (Oe)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3"/>
          <table:table-cell table:style-name="ce6" office:value-type="string" calcext:value-type="string">
            <text:p>erro (Oe)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7"/>
          <table:table-cell/>
        </table:table-row>
        <table:table-row table:style-name="ro1">
          <table:table-cell table:number-columns-repeated="4"/>
          <table:table-cell table:style-name="ce7"/>
          <table:table-cell table:number-columns-repeated="7"/>
          <table:table-cell table:style-name="ce7"/>
          <table:table-cell/>
        </table:table-row>
        <table:table-row table:style-name="ro1" table:number-rows-repeated="2">
          <table:table-cell table:number-columns-repeated="14"/>
        </table:table-row>
        <table:table-row table:style-name="ro4">
          <table:table-cell table:style-name="ce2"/>
          <table:table-cell table:number-columns-repeated="13"/>
        </table:table-row>
        <table:table-row table:style-name="ro4">
          <table:table-cell table:style-name="ce3"/>
          <table:table-cell table:number-columns-repeated="13"/>
        </table:table-row>
        <table:table-row table:style-name="ro4">
          <table:table-cell table:style-name="ce3"/>
          <table:table-cell table:number-columns-repeated="5"/>
          <table:table-cell table:style-name="ce9"/>
          <table:table-cell/>
          <table:table-cell table:style-name="ce3"/>
          <table:table-cell table:number-columns-repeated="5"/>
        </table:table-row>
        <table:table-row table:style-name="ro5">
          <table:table-cell table:style-name="ce4"/>
          <table:table-cell table:number-columns-repeated="13"/>
        </table:table-row>
        <table:table-row table:style-name="ro3">
          <table:table-cell table:style-name="ce4"/>
          <table:table-cell table:number-columns-repeated="7"/>
          <table:table-cell table:style-name="ce10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2"/>
        </table:table-row>
        <table:table-row table:style-name="ro1">
          <table:table-cell table:style-name="ce5"/>
          <table:table-cell table:number-columns-repeated="2"/>
          <table:table-cell table:style-name="ce7"/>
          <table:table-cell table:number-columns-repeated="4"/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7" table:number-columns-repeated="2"/>
          <table:table-cell table:number-columns-repeated="7"/>
          <table:table-cell table:style-name="ce7"/>
          <table:table-cell/>
        </table:table-row>
        <table:table-row table:style-name="ro1" table:number-rows-repeated="2">
          <table:table-cell table:number-columns-repeated="3"/>
          <table:table-cell table:style-name="ce7" table:number-columns-repeated="2"/>
          <table:table-cell table:style-name="ce6"/>
          <table:table-cell table:number-columns-repeated="6"/>
          <table:table-cell table:style-name="ce7"/>
          <table:table-cell/>
        </table:table-row>
        <table:table-row table:style-name="ro1" table:number-rows-repeated="2">
          <table:table-cell table:number-columns-repeated="3"/>
          <table:table-cell table:style-name="ce7" table:number-columns-repeated="2"/>
          <table:table-cell table:number-columns-repeated="7"/>
          <table:table-cell table:style-name="ce7"/>
          <table:table-cell/>
        </table:table-row>
        <table:table-row table:style-name="ro1">
          <table:table-cell table:number-columns-repeated="3"/>
          <table:table-cell table:style-name="ce8"/>
          <table:table-cell table:style-name="ce7"/>
          <table:table-cell table:number-columns-repeated="7"/>
          <table:table-cell table:style-name="ce7"/>
          <table:table-cell/>
        </table:table-row>
        <table:table-row table:style-name="ro1">
          <table:table-cell table:number-columns-repeated="3"/>
          <table:table-cell table:style-name="ce8" table:number-columns-repeated="2"/>
          <table:table-cell table:number-columns-repeated="7"/>
          <table:table-cell table:style-name="ce8"/>
          <table:table-cell/>
        </table:table-row>
        <table:table-row table:style-name="ro1" table:number-rows-repeated="3">
          <table:table-cell table:number-columns-repeated="4"/>
          <table:table-cell table:style-name="ce8"/>
          <table:table-cell table:number-columns-repeated="7"/>
          <table:table-cell table:style-name="ce8"/>
          <table:table-cell/>
        </table:table-row>
        <table:table-row table:style-name="ro1">
          <table:table-cell table:number-columns-repeated="4"/>
          <table:table-cell table:style-name="ce8"/>
          <table:table-cell table:style-name="ce6"/>
          <table:table-cell table:number-columns-repeated="6"/>
          <table:table-cell table:style-name="ce8"/>
          <table:table-cell/>
        </table:table-row>
        <table:table-row table:style-name="ro1">
          <table:table-cell table:number-columns-repeated="4"/>
          <table:table-cell table:style-name="ce8"/>
          <table:table-cell table:number-columns-repeated="7"/>
          <table:table-cell table:style-name="ce8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6" table:number-columns-repeated="2"/>
          <table:table-cell table:number-columns-repeated="6"/>
          <table:table-cell table:style-name="ce6" table:number-columns-repeated="2"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5">
          <table:table-cell table:style-name="ce4"/>
          <table:table-cell table:number-columns-repeated="7"/>
          <table:table-cell table:style-name="ce4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6"/>
          <table:table-cell table:style-name="ce5" table:number-columns-repeated="2"/>
          <table:table-cell office:value-type="string" calcext:value-type="string">
            <text:p>(χ^2(i+1) - <text:s/>χ^2(i))/ndf</text:p>
          </table:table-cell>
          <table:table-cell/>
        </table:table-row>
        <table:table-row table:style-name="ro1">
          <table:table-cell table:number-columns-repeated="3"/>
          <table:table-cell table:style-name="ce8"/>
          <table:table-cell table:number-columns-repeated="10"/>
        </table:table-row>
        <table:table-row table:style-name="ro1">
          <table:table-cell table:number-columns-repeated="3"/>
          <table:table-cell table:style-name="ce8"/>
          <table:table-cell table:number-columns-repeated="8"/>
          <table:table-cell table:formula="of:=[.L163]-[.L16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8"/>
          <table:table-cell table:number-columns-repeated="8"/>
          <table:table-cell table:formula="of:=[.L164]-[.L16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8"/>
          <table:table-cell table:number-columns-repeated="8"/>
          <table:table-cell table:formula="of:=[.L165]-[.L16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8" table:number-columns-repeated="2"/>
          <table:table-cell table:number-columns-repeated="7"/>
          <table:table-cell table:formula="of:=[.L166]-[.L16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8" table:number-columns-repeated="2"/>
          <table:table-cell table:number-columns-repeated="6"/>
          <table:table-cell table:style-name="ce8"/>
          <table:table-cell table:formula="of:=[.L167]-[.L16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8" table:number-columns-repeated="2"/>
          <table:table-cell table:number-columns-repeated="6"/>
          <table:table-cell table:style-name="ce8"/>
          <table:table-cell table:formula="of:=[.L168]-[.L16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8" table:number-columns-repeated="2"/>
          <table:table-cell table:number-columns-repeated="6"/>
          <table:table-cell table:style-name="ce8"/>
          <table:table-cell table:formula="of:=[.L169]-[.L16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8" table:number-columns-repeated="2"/>
          <table:table-cell table:style-name="ce6"/>
          <table:table-cell table:number-columns-repeated="5"/>
          <table:table-cell table:style-name="ce8"/>
          <table:table-cell table:formula="of:=[.L170]-[.L16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8"/>
          <table:table-cell table:style-name="ce7"/>
          <table:table-cell table:number-columns-repeated="6"/>
          <table:table-cell table:style-name="ce8"/>
          <table:table-cell table:style-name="ce7" table:formula="of:=[.L171]-[.L17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8"/>
          <table:table-cell table:style-name="ce7"/>
          <table:table-cell table:number-columns-repeated="6"/>
          <table:table-cell table:style-name="ce8"/>
          <table:table-cell table:style-name="ce7" table:formula="of:=[.L172]-[.L17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8"/>
          <table:table-cell table:style-name="ce7"/>
          <table:table-cell table:number-columns-repeated="6"/>
          <table:table-cell table:style-name="ce8"/>
          <table:table-cell table:style-name="ce7" table:formula="of:=[.L173]-[.L17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8"/>
          <table:table-cell table:style-name="ce7"/>
          <table:table-cell table:number-columns-repeated="6"/>
          <table:table-cell table:style-name="ce8"/>
          <table:table-cell table:style-name="ce7" table:formula="of:=[.L174]-[.L173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ce7"/>
          <table:table-cell table:number-columns-repeated="7"/>
          <table:table-cell table:style-name="ce7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6" table:number-columns-repeated="2"/>
          <table:table-cell table:number-columns-repeated="6"/>
          <table:table-cell table:style-name="ce6" table:number-columns-repeated="2"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4">
          <table:table-cell table:style-name="ce2"/>
          <table:table-cell table:number-columns-repeated="13"/>
        </table:table-row>
        <table:table-row table:style-name="ro4">
          <table:table-cell table:style-name="ce3"/>
          <table:table-cell table:number-columns-repeated="13"/>
        </table:table-row>
        <table:table-row table:style-name="ro4">
          <table:table-cell table:style-name="ce3"/>
          <table:table-cell table:number-columns-repeated="5"/>
          <table:table-cell table:style-name="ce9"/>
          <table:table-cell/>
          <table:table-cell table:style-name="ce3"/>
          <table:table-cell table:number-columns-repeated="5"/>
        </table:table-row>
        <table:table-row table:style-name="ro5">
          <table:table-cell table:style-name="ce4"/>
          <table:table-cell table:number-columns-repeated="13"/>
        </table:table-row>
        <table:table-row table:style-name="ro3">
          <table:table-cell table:style-name="ce4"/>
          <table:table-cell table:number-columns-repeated="7"/>
          <table:table-cell table:style-name="ce10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6"/>
          <table:table-cell table:style-name="ce5" table:number-columns-repeated="2"/>
          <table:table-cell office:value-type="string" calcext:value-type="string">
            <text:p>(χ^2(i+1) - <text:s/>χ^2(i))/ndf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style-name="ce7"/>
          <table:table-cell table:number-columns-repeated="4"/>
          <table:table-cell table:style-name="ce5"/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table:number-columns-repeated="3"/>
          <table:table-cell table:style-name="ce7" table:number-columns-repeated="2"/>
          <table:table-cell table:number-columns-repeated="6"/>
          <table:table-cell table:style-name="ce7"/>
          <table:table-cell table:style-name="ce8" table:formula="of:=[.L189]-[.L18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7" table:number-columns-repeated="2"/>
          <table:table-cell table:style-name="ce6"/>
          <table:table-cell table:number-columns-repeated="5"/>
          <table:table-cell table:style-name="ce7"/>
          <table:table-cell table:style-name="ce8" table:formula="of:=[.L190]-[.L18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7" table:number-columns-repeated="2"/>
          <table:table-cell table:style-name="ce6"/>
          <table:table-cell table:number-columns-repeated="5"/>
          <table:table-cell table:style-name="ce7"/>
          <table:table-cell table:style-name="ce8" table:formula="of:=[.L191]-[.L19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7" table:number-columns-repeated="2"/>
          <table:table-cell table:number-columns-repeated="7"/>
          <table:table-cell table:style-name="ce8" table:formula="of:=[.L192]-[.L19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7" table:number-columns-repeated="2"/>
          <table:table-cell table:number-columns-repeated="7"/>
          <table:table-cell table:style-name="ce8" table:formula="of:=[.L193]-[.L19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7" table:number-columns-repeated="2"/>
          <table:table-cell table:number-columns-repeated="7"/>
          <table:table-cell table:style-name="ce8" table:formula="of:=[.L194]-[.L19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7"/>
          <table:table-cell table:number-columns-repeated="7"/>
          <table:table-cell table:style-name="ce8" table:formula="of:=[.L195]-[.L19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8"/>
          <table:table-cell table:number-columns-repeated="7"/>
          <table:table-cell table:style-name="ce8" table:formula="of:=[.L196]-[.L19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8"/>
          <table:table-cell table:number-columns-repeated="7"/>
          <table:table-cell table:style-name="ce8" table:formula="of:=[.L197]-[.L19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8"/>
          <table:table-cell table:number-columns-repeated="7"/>
          <table:table-cell table:style-name="ce8" table:formula="of:=[.L198]-[.L19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8"/>
          <table:table-cell table:style-name="ce6"/>
          <table:table-cell table:number-columns-repeated="6"/>
          <table:table-cell table:style-name="ce8" table:formula="of:=[.L199]-[.L19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6" table:number-columns-repeated="2"/>
          <table:table-cell table:number-columns-repeated="6"/>
          <table:table-cell table:style-name="ce6" table:number-columns-repeated="2"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5">
          <table:table-cell table:style-name="ce4"/>
          <table:table-cell table:number-columns-repeated="7"/>
          <table:table-cell table:style-name="ce4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6"/>
          <table:table-cell table:style-name="ce5" table:number-columns-repeated="2"/>
          <table:table-cell office:value-type="string" calcext:value-type="string">
            <text:p>(χ^2(i+1) - <text:s/>χ^2(i))/ndf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formula="of:=[.L208]-[.L20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2"/>
          <table:table-cell table:formula="of:=[.L209]-[.L20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2"/>
          <table:table-cell table:formula="of:=[.L210]-[.L20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2"/>
          <table:table-cell table:formula="of:=[.L211]-[.L2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style-name="ce8"/>
          <table:table-cell table:style-name="ce8" table:formula="of:=[.L212]-[.L2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style-name="ce8"/>
          <table:table-cell table:style-name="ce8" table:formula="of:=[.L213]-[.L2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style-name="ce8"/>
          <table:table-cell table:style-name="ce8" table:formula="of:=[.L214]-[.L2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7"/>
          <table:table-cell table:style-name="ce6"/>
          <table:table-cell table:number-columns-repeated="5"/>
          <table:table-cell table:style-name="ce7"/>
          <table:table-cell table:style-name="ce7" table:formula="of:=[.L215]-[.L2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7"/>
          <table:table-cell table:number-columns-repeated="6"/>
          <table:table-cell table:style-name="ce7"/>
          <table:table-cell table:style-name="ce7" table:formula="of:=[.L216]-[.L2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style-name="ce7"/>
          <table:table-cell table:style-name="ce7" table:formula="of:=[.L217]-[.L2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7"/>
          <table:table-cell table:number-columns-repeated="7"/>
          <table:table-cell table:style-name="ce7"/>
          <table:table-cell/>
        </table:table-row>
        <table:table-row table:style-name="ro1">
          <table:table-cell table:style-name="ce6" table:number-columns-repeated="2"/>
          <table:table-cell table:number-columns-repeated="2"/>
          <table:table-cell table:style-name="ce7"/>
          <table:table-cell table:number-columns-repeated="3"/>
          <table:table-cell table:style-name="ce6" table:number-columns-repeated="2"/>
          <table:table-cell table:number-columns-repeated="2"/>
          <table:table-cell table:style-name="ce7"/>
          <table:table-cell/>
        </table:table-row>
        <table:table-row table:style-name="ro1">
          <table:table-cell table:number-columns-repeated="4"/>
          <table:table-cell table:style-name="ce7"/>
          <table:table-cell table:number-columns-repeated="7"/>
          <table:table-cell table:style-name="ce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/00/0000</text:date>, <text:time style:data-style-name="N2" text:time-value="21:05:20.658549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23:40:39.171608486</meta:creation-date>
    <dc:date>2016-05-05T21:08:03.907379359</dc:date>
    <meta:editing-duration>PT12H9M52S</meta:editing-duration>
    <meta:editing-cycles>76</meta:editing-cycles>
    <meta:generator>LibreOffice/4.2.8.2$Linux_X86_64 LibreOffice_project/420m0$Build-2</meta:generator>
    <meta:document-statistic meta:table-count="1" meta:cell-count="875" meta:object-count="0"/>
  </office:meta>
</office:document-meta>
</file>